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26mm"/>
    </style:style>
    <style:style style:name="co3" style:family="table-column">
      <style:table-column-properties fo:break-before="auto" style:column-width="29.79mm"/>
    </style:style>
    <style:style style:name="co4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able-cell-properties fo:background-color="#ffff00"/>
      <style:text-properties style:font-name="Liberation Sans" style:font-name-asian="WenQuanYi Zen Hei Sharp" style:font-name-complex="Lohit Devanagari"/>
    </style:style>
    <style:style style:name="ce5" style:family="table-cell" style:parent-style-name="Default">
      <style:table-cell-properties fo:background-color="#ffccc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cc" fo:border="0.06pt solid #000000"/>
    </style:style>
    <style:style style:name="ce7" style:family="table-cell" style:parent-style-name="Default">
      <style:table-cell-properties fo:background-color="#ffcccc" fo:border="0.06pt solid #000000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8" style:family="table-cell" style:parent-style-name="Default">
      <style:table-cell-properties fo:background-color="#ffcccc" fo:border="0.06pt solid #000000"/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11"/>
          <table:table-cell office:value-type="string" calcext:value-type="string">
            <text:p>./offlinecalefficiency.sh Ag129 1 0.8 1.2</text:p>
          </table:table-cell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Nimplants</text:p>
          </table:table-cell>
          <table:table-cell office:value-type="string" calcext:value-type="string">
            <text:p>Ring rati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R minus</text:p>
          </table:table-cell>
          <table:table-cell office:value-type="string" calcext:value-type="string">
            <text:p>R plus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Ag129</text:p>
          </table:table-cell>
          <table:table-cell office:value-type="float" office:value="853" calcext:value-type="float">
            <text:p>853</text:p>
          </table:table-cell>
          <table:table-cell office:value-type="float" office:value="474" calcext:value-type="float">
            <text:p>474</text:p>
          </table:table-cell>
          <table:table-cell office:value-type="float" office:value="38232" calcext:value-type="float">
            <text:p>38232</text:p>
          </table:table-cell>
          <table:table-cell table:formula="of:=[.E3]/[.D3]" office:value-type="float" office:value="0.555685814771395" calcext:value-type="float">
            <text:p>0.5556858148</text:p>
          </table:table-cell>
          <table:table-cell table:formula="of:=SQRT(1/[.E3]+1/[.D3])*[.G3]" office:value-type="float" office:value="0.0318347237462776" calcext:value-type="float">
            <text:p>0.0318347237</text:p>
          </table:table-cell>
          <table:table-cell table:formula="of:=[.G3]-[.H3]" office:value-type="float" office:value="0.523851091025117" calcext:value-type="float">
            <text:p>0.523851091</text:p>
          </table:table-cell>
          <table:table-cell table:style-name="ce3" table:formula="of:=[.G3]+[.H3]" office:value-type="float" office:value="0.587520538517673" calcext:value-type="float">
            <text:p>0.5875205385</text:p>
          </table:table-cell>
          <table:table-cell/>
          <table:table-cell table:formula="of:=&quot;./offlinecalefficiency.sh &quot;&amp;[.C3]&amp;&quot; &quot;&amp;[.G3]&amp;&quot; &quot;&amp;[.I3]&amp;&quot; &quot;&amp;[.J3]" office:value-type="string" office:string-value="./offlinecalefficiency.sh Ag129 0.555685814771395 0.523851091025117 0.587520538517673" calcext:value-type="string">
            <text:p>./offlinecalefficiency.sh Ag129 0.555685814771395 0.523851091025117 0.58752053851767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g13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3099" calcext:value-type="float">
            <text:p>3099</text:p>
          </table:table-cell>
          <table:table-cell table:formula="of:=[.E4]/[.D4]" office:value-type="float" office:value="1.00666666666667" calcext:value-type="float">
            <text:p>1.0066666667</text:p>
          </table:table-cell>
          <table:table-cell table:formula="of:=SQRT(1/[.E4]+1/[.D4])*[.G4]" office:value-type="float" office:value="0.116047244529816" calcext:value-type="float">
            <text:p>0.1160472445</text:p>
          </table:table-cell>
          <table:table-cell table:formula="of:=[.G4]-[.H4]" office:value-type="float" office:value="0.89061942213685" calcext:value-type="float">
            <text:p>0.8906194221</text:p>
          </table:table-cell>
          <table:table-cell table:style-name="ce3" table:formula="of:=[.G4]+[.H4]" office:value-type="float" office:value="1.12271391119648" calcext:value-type="float">
            <text:p>1.1227139112</text:p>
          </table:table-cell>
          <table:table-cell/>
          <table:table-cell table:formula="of:=&quot;./offlinecalefficiency.sh &quot;&amp;[.C4]&amp;&quot; &quot;&amp;[.G4]&amp;&quot; &quot;&amp;[.I4]&amp;&quot; &quot;&amp;[.J4]" office:value-type="string" office:string-value="./offlinecalefficiency.sh Ag130 1.00666666666667 0.89061942213685 1.12271391119648" calcext:value-type="string">
            <text:p>./offlinecalefficiency.sh Ag130 1.00666666666667 0.89061942213685 1.12271391119648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g13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80" calcext:value-type="float">
            <text:p>580</text:p>
          </table:table-cell>
          <table:table-cell table:formula="of:=[.E5]/[.D5]" office:value-type="float" office:value="0.979166666666667" calcext:value-type="float">
            <text:p>0.9791666667</text:p>
          </table:table-cell>
          <table:table-cell table:formula="of:=SQRT(1/[.E5]+1/[.D5])*[.G5]" office:value-type="float" office:value="0.200931892885882" calcext:value-type="float">
            <text:p>0.2009318929</text:p>
          </table:table-cell>
          <table:table-cell table:formula="of:=[.G5]-[.H5]" office:value-type="float" office:value="0.778234773780784" calcext:value-type="float">
            <text:p>0.7782347738</text:p>
          </table:table-cell>
          <table:table-cell table:style-name="ce3" table:formula="of:=[.G5]+[.H5]" office:value-type="float" office:value="1.18009855955255" calcext:value-type="float">
            <text:p>1.1800985596</text:p>
          </table:table-cell>
          <table:table-cell/>
          <table:table-cell table:formula="of:=&quot;./offlinecalefficiency.sh &quot;&amp;[.C5]&amp;&quot; &quot;&amp;[.G5]&amp;&quot; &quot;&amp;[.I5]&amp;&quot; &quot;&amp;[.J5]" office:value-type="string" office:string-value="./offlinecalefficiency.sh Ag131 0.979166666666667 0.778234773780784 1.18009855955255" calcext:value-type="string">
            <text:p>./offlinecalefficiency.sh Ag131 0.979166666666667 0.778234773780784 1.1800985595525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0</text:p>
          </table:table-cell>
          <table:table-cell table:style-name="ce1" office:value-type="float" office:value="1356" calcext:value-type="float">
            <text:p>1356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285347" calcext:value-type="float">
            <text:p>285347</text:p>
          </table:table-cell>
          <table:table-cell table:style-name="ce1" table:formula="of:=[.E6]/[.D6]" office:value-type="float" office:value="0.543510324483776" calcext:value-type="float">
            <text:p>0.5435103245</text:p>
          </table:table-cell>
          <table:table-cell table:style-name="ce1" table:formula="of:=SQRT(1/[.E6]+1/[.D6])*[.G6]" office:value-type="float" office:value="0.0248730374524759" calcext:value-type="float">
            <text:p>0.0248730375</text:p>
          </table:table-cell>
          <table:table-cell table:style-name="ce1" table:formula="of:=[.G6]-[.H6]" office:value-type="float" office:value="0.5186372870313" calcext:value-type="float">
            <text:p>0.518637287</text:p>
          </table:table-cell>
          <table:table-cell table:style-name="ce4" table:formula="of:=[.G6]+[.H6]" office:value-type="float" office:value="0.568383361936252" calcext:value-type="float">
            <text:p>0.5683833619</text:p>
          </table:table-cell>
          <table:table-cell/>
          <table:table-cell table:formula="of:=&quot;./offlinecalefficiency.sh &quot;&amp;[.C6]&amp;&quot; &quot;&amp;[.G6]&amp;&quot; &quot;&amp;[.I6]&amp;&quot; &quot;&amp;[.J6]" office:value-type="string" office:string-value="./offlinecalefficiency.sh Cd130 0.543510324483776 0.5186372870313 0.568383361936252" calcext:value-type="string">
            <text:p>./offlinecalefficiency.sh Cd130 0.543510324483776 0.5186372870313 0.56838336193625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1</text:p>
          </table:table-cell>
          <table:table-cell table:style-name="ce1" office:value-type="float" office:value="1262" calcext:value-type="float">
            <text:p>1262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94274" calcext:value-type="float">
            <text:p>94274</text:p>
          </table:table-cell>
          <table:table-cell table:style-name="ce1" table:formula="of:=[.E7]/[.D7]" office:value-type="float" office:value="0.89540412044374" calcext:value-type="float">
            <text:p>0.8954041204</text:p>
          </table:table-cell>
          <table:table-cell table:style-name="ce1" table:formula="of:=SQRT(1/[.E7]+1/[.D7])*[.G7]" office:value-type="float" office:value="0.0366716775308277" calcext:value-type="float">
            <text:p>0.0366716775</text:p>
          </table:table-cell>
          <table:table-cell table:style-name="ce1" table:formula="of:=[.G7]-[.H7]" office:value-type="float" office:value="0.858732442912912" calcext:value-type="float">
            <text:p>0.8587324429</text:p>
          </table:table-cell>
          <table:table-cell table:style-name="ce4" table:formula="of:=[.G7]+[.H7]" office:value-type="float" office:value="0.932075797974568" calcext:value-type="float">
            <text:p>0.932075798</text:p>
          </table:table-cell>
          <table:table-cell/>
          <table:table-cell table:formula="of:=&quot;./offlinecalefficiency.sh &quot;&amp;[.C7]&amp;&quot; &quot;&amp;[.G7]&amp;&quot; &quot;&amp;[.I7]&amp;&quot; &quot;&amp;[.J7]" office:value-type="string" office:string-value="./offlinecalefficiency.sh Cd131 0.89540412044374 0.858732442912912 0.932075797974568" calcext:value-type="string">
            <text:p>./offlinecalefficiency.sh Cd131 0.89540412044374 0.858732442912912 0.932075797974568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2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1439" calcext:value-type="float">
            <text:p>1439</text:p>
          </table:table-cell>
          <table:table-cell table:style-name="ce1" office:value-type="float" office:value="18247" calcext:value-type="float">
            <text:p>18247</text:p>
          </table:table-cell>
          <table:table-cell table:style-name="ce1" table:formula="of:=[.E8]/[.D8]" office:value-type="float" office:value="1.00840925017519" calcext:value-type="float">
            <text:p>1.0084092502</text:p>
          </table:table-cell>
          <table:table-cell table:style-name="ce1" table:formula="of:=SQRT(1/[.E8]+1/[.D8])*[.G8]" office:value-type="float" office:value="0.037673201660405" calcext:value-type="float">
            <text:p>0.0376732017</text:p>
          </table:table-cell>
          <table:table-cell table:style-name="ce1" table:formula="of:=[.G8]-[.H8]" office:value-type="float" office:value="0.970736048514788" calcext:value-type="float">
            <text:p>0.9707360485</text:p>
          </table:table-cell>
          <table:table-cell table:style-name="ce4" table:formula="of:=[.G8]+[.H8]" office:value-type="float" office:value="1.0460824518356" calcext:value-type="float">
            <text:p>1.0460824518</text:p>
          </table:table-cell>
          <table:table-cell/>
          <table:table-cell table:formula="of:=&quot;./offlinecalefficiency.sh &quot;&amp;[.C8]&amp;&quot; &quot;&amp;[.G8]&amp;&quot; &quot;&amp;[.I8]&amp;&quot; &quot;&amp;[.J8]" office:value-type="string" office:string-value="./offlinecalefficiency.sh Cd132 1.00840925017519 0.970736048514788 1.0460824518356" calcext:value-type="string">
            <text:p>./offlinecalefficiency.sh Cd132 1.00840925017519 0.970736048514788 1.0460824518356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Cd133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774" calcext:value-type="float">
            <text:p>1774</text:p>
          </table:table-cell>
          <table:table-cell table:style-name="ce1" table:formula="of:=[.E9]/[.D9]" office:value-type="float" office:value="1.04571428571429" calcext:value-type="float">
            <text:p>1.0457142857</text:p>
          </table:table-cell>
          <table:table-cell table:style-name="ce1" table:formula="of:=SQRT(1/[.E9]+1/[.D9])*[.G9]" office:value-type="float" office:value="0.110563043504244" calcext:value-type="float">
            <text:p>0.1105630435</text:p>
          </table:table-cell>
          <table:table-cell table:style-name="ce1" table:formula="of:=[.G9]-[.H9]" office:value-type="float" office:value="0.935151242210042" calcext:value-type="float">
            <text:p>0.9351512422</text:p>
          </table:table-cell>
          <table:table-cell table:style-name="ce4" table:formula="of:=[.G9]+[.H9]" office:value-type="float" office:value="1.15627732921853" calcext:value-type="float">
            <text:p>1.1562773292</text:p>
          </table:table-cell>
          <table:table-cell/>
          <table:table-cell table:formula="of:=&quot;./offlinecalefficiency.sh &quot;&amp;[.C9]&amp;&quot; &quot;&amp;[.G9]&amp;&quot; &quot;&amp;[.I9]&amp;&quot; &quot;&amp;[.J9]" office:value-type="string" office:string-value="./offlinecalefficiency.sh Cd133 1.04571428571429 0.935151242210042 1.15627732921853" calcext:value-type="string">
            <text:p>./offlinecalefficiency.sh Cd133 1.04571428571429 0.935151242210042 1.1562773292185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1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36702" calcext:value-type="float">
            <text:p>36702</text:p>
          </table:table-cell>
          <table:table-cell table:formula="of:=[.E10]/[.D10]" office:value-type="float" office:value="1.1530612244898" calcext:value-type="float">
            <text:p>1.1530612245</text:p>
          </table:table-cell>
          <table:table-cell table:formula="of:=SQRT(1/[.E10]+1/[.D10])*[.G10]" office:value-type="float" office:value="0.159162713941749" calcext:value-type="float">
            <text:p>0.1591627139</text:p>
          </table:table-cell>
          <table:table-cell table:formula="of:=[.G10]-[.H10]" office:value-type="float" office:value="0.993898510548047" calcext:value-type="float">
            <text:p>0.9938985105</text:p>
          </table:table-cell>
          <table:table-cell table:style-name="ce3" table:formula="of:=[.G10]+[.H10]" office:value-type="float" office:value="1.31222393843155" calcext:value-type="float">
            <text:p>1.3122239384</text:p>
          </table:table-cell>
          <table:table-cell/>
          <table:table-cell table:formula="of:=&quot;./offlinecalefficiency.sh &quot;&amp;[.C10]&amp;&quot; &quot;&amp;[.G10]&amp;&quot; &quot;&amp;[.I10]&amp;&quot; &quot;&amp;[.J10]" office:value-type="string" office:string-value="./offlinecalefficiency.sh In131 1.1530612244898 0.993898510548047 1.31222393843155" calcext:value-type="string">
            <text:p>./offlinecalefficiency.sh In131 1.1530612244898 0.993898510548047 1.31222393843155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2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float" office:value="10482" calcext:value-type="float">
            <text:p>10482</text:p>
          </table:table-cell>
          <table:table-cell table:formula="of:=[.E11]/[.D11]" office:value-type="float" office:value="1.18253968253968" calcext:value-type="float">
            <text:p>1.1825396825</text:p>
          </table:table-cell>
          <table:table-cell table:formula="of:=SQRT(1/[.E11]+1/[.D11])*[.G11]" office:value-type="float" office:value="0.143121099331909" calcext:value-type="float">
            <text:p>0.1431210993</text:p>
          </table:table-cell>
          <table:table-cell table:formula="of:=[.G11]-[.H11]" office:value-type="float" office:value="1.03941858320777" calcext:value-type="float">
            <text:p>1.0394185832</text:p>
          </table:table-cell>
          <table:table-cell table:style-name="ce3" table:formula="of:=[.G11]+[.H11]" office:value-type="float" office:value="1.32566078187159" calcext:value-type="float">
            <text:p>1.3256607819</text:p>
          </table:table-cell>
          <table:table-cell/>
          <table:table-cell table:formula="of:=&quot;./offlinecalefficiency.sh &quot;&amp;[.C11]&amp;&quot; &quot;&amp;[.G11]&amp;&quot; &quot;&amp;[.I11]&amp;&quot; &quot;&amp;[.J11]" office:value-type="string" office:string-value="./offlinecalefficiency.sh In132 1.18253968253968 1.03941858320777 1.32566078187159" calcext:value-type="string">
            <text:p>./offlinecalefficiency.sh In132 1.18253968253968 1.03941858320777 1.32566078187159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3</text:p>
          </table:table-cell>
          <table:table-cell office:value-type="float" office:value="12769" calcext:value-type="float">
            <text:p>12769</text:p>
          </table:table-cell>
          <table:table-cell office:value-type="float" office:value="17146" calcext:value-type="float">
            <text:p>17146</text:p>
          </table:table-cell>
          <table:table-cell office:value-type="float" office:value="194956" calcext:value-type="float">
            <text:p>194956</text:p>
          </table:table-cell>
          <table:table-cell table:formula="of:=[.E12]/[.D12]" office:value-type="float" office:value="1.34278330331271" calcext:value-type="float">
            <text:p>1.3427833033</text:p>
          </table:table-cell>
          <table:table-cell table:formula="of:=SQRT(1/[.E12]+1/[.D12])*[.G12]" office:value-type="float" office:value="0.0156960575660257" calcext:value-type="float">
            <text:p>0.0156960576</text:p>
          </table:table-cell>
          <table:table-cell table:formula="of:=[.G12]-[.H12]" office:value-type="float" office:value="1.32708724574669" calcext:value-type="float">
            <text:p>1.3270872457</text:p>
          </table:table-cell>
          <table:table-cell table:style-name="ce3" table:formula="of:=[.G12]+[.H12]" office:value-type="float" office:value="1.35847936087874" calcext:value-type="float">
            <text:p>1.3584793609</text:p>
          </table:table-cell>
          <table:table-cell/>
          <table:table-cell table:formula="of:=&quot;./offlinecalefficiency.sh &quot;&amp;[.C12]&amp;&quot; &quot;&amp;[.G12]&amp;&quot; &quot;&amp;[.I12]&amp;&quot; &quot;&amp;[.J12]" office:value-type="string" office:string-value="./offlinecalefficiency.sh In133 1.34278330331271 1.32708724574669 1.35847936087874" calcext:value-type="string">
            <text:p>./offlinecalefficiency.sh In133 1.34278330331271 1.32708724574669 1.3584793608787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4</text:p>
          </table:table-cell>
          <table:table-cell office:value-type="float" office:value="6698" calcext:value-type="float">
            <text:p>6698</text:p>
          </table:table-cell>
          <table:table-cell office:value-type="float" office:value="8522" calcext:value-type="float">
            <text:p>8522</text:p>
          </table:table-cell>
          <table:table-cell office:value-type="float" office:value="71728" calcext:value-type="float">
            <text:p>71728</text:p>
          </table:table-cell>
          <table:table-cell table:formula="of:=[.E13]/[.D13]" office:value-type="float" office:value="1.27232009555091" calcext:value-type="float">
            <text:p>1.2723200956</text:p>
          </table:table-cell>
          <table:table-cell table:formula="of:=SQRT(1/[.E13]+1/[.D13])*[.G13]" office:value-type="float" office:value="0.0207759253587854" calcext:value-type="float">
            <text:p>0.0207759254</text:p>
          </table:table-cell>
          <table:table-cell table:formula="of:=[.G13]-[.H13]" office:value-type="float" office:value="1.25154417019213" calcext:value-type="float">
            <text:p>1.2515441702</text:p>
          </table:table-cell>
          <table:table-cell table:style-name="ce3" table:formula="of:=[.G13]+[.H13]" office:value-type="float" office:value="1.2930960209097" calcext:value-type="float">
            <text:p>1.2930960209</text:p>
          </table:table-cell>
          <table:table-cell/>
          <table:table-cell table:formula="of:=&quot;./offlinecalefficiency.sh &quot;&amp;[.C13]&amp;&quot; &quot;&amp;[.G13]&amp;&quot; &quot;&amp;[.I13]&amp;&quot; &quot;&amp;[.J13]" office:value-type="string" office:string-value="./offlinecalefficiency.sh In134 1.27232009555091 1.25154417019213 1.2930960209097" calcext:value-type="string">
            <text:p>./offlinecalefficiency.sh In134 1.27232009555091 1.25154417019213 1.293096020909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In135</text:p>
          </table:table-cell>
          <table:table-cell office:value-type="float" office:value="1277" calcext:value-type="float">
            <text:p>1277</text:p>
          </table:table-cell>
          <table:table-cell office:value-type="float" office:value="1384" calcext:value-type="float">
            <text:p>1384</text:p>
          </table:table-cell>
          <table:table-cell office:value-type="float" office:value="11081" calcext:value-type="float">
            <text:p>11081</text:p>
          </table:table-cell>
          <table:table-cell table:formula="of:=[.E14]/[.D14]" office:value-type="float" office:value="1.08379013312451" calcext:value-type="float">
            <text:p>1.0837901331</text:p>
          </table:table-cell>
          <table:table-cell table:formula="of:=SQRT(1/[.E14]+1/[.D14])*[.G14]" office:value-type="float" office:value="0.0420536926605973" calcext:value-type="float">
            <text:p>0.0420536927</text:p>
          </table:table-cell>
          <table:table-cell table:formula="of:=[.G14]-[.H14]" office:value-type="float" office:value="1.04173644046391" calcext:value-type="float">
            <text:p>1.0417364405</text:p>
          </table:table-cell>
          <table:table-cell table:style-name="ce3" table:formula="of:=[.G14]+[.H14]" office:value-type="float" office:value="1.12584382578511" calcext:value-type="float">
            <text:p>1.1258438258</text:p>
          </table:table-cell>
          <table:table-cell/>
          <table:table-cell table:formula="of:=&quot;./offlinecalefficiency.sh &quot;&amp;[.C14]&amp;&quot; &quot;&amp;[.G14]&amp;&quot; &quot;&amp;[.I14]&amp;&quot; &quot;&amp;[.J14]" office:value-type="string" office:string-value="./offlinecalefficiency.sh In135 1.08379013312451 1.04173644046391 1.12584382578511" calcext:value-type="string">
            <text:p>./offlinecalefficiency.sh In135 1.08379013312451 1.04173644046391 1.12584382578511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4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5057" calcext:value-type="float">
            <text:p>15057</text:p>
          </table:table-cell>
          <table:table-cell table:style-name="ce1" table:formula="of:=[.E15]/[.D15]" office:value-type="float" office:value="0.722466960352423" calcext:value-type="float">
            <text:p>0.7224669604</text:p>
          </table:table-cell>
          <table:table-cell table:style-name="ce1" table:formula="of:=SQRT(1/[.E15]+1/[.D15])*[.G15]" office:value-type="float" office:value="0.0740408706384816" calcext:value-type="float">
            <text:p>0.0740408706</text:p>
          </table:table-cell>
          <table:table-cell table:style-name="ce1" table:formula="of:=[.G15]-[.H15]" office:value-type="float" office:value="0.648426089713941" calcext:value-type="float">
            <text:p>0.6484260897</text:p>
          </table:table-cell>
          <table:table-cell table:style-name="ce4" table:formula="of:=[.G15]+[.H15]" office:value-type="float" office:value="0.796507830990904" calcext:value-type="float">
            <text:p>0.796507831</text:p>
          </table:table-cell>
          <table:table-cell/>
          <table:table-cell table:formula="of:=&quot;./offlinecalefficiency.sh &quot;&amp;[.C15]&amp;&quot; &quot;&amp;[.G15]&amp;&quot; &quot;&amp;[.I15]&amp;&quot; &quot;&amp;[.J15]" office:value-type="string" office:string-value="./offlinecalefficiency.sh Sn134 0.722466960352423 0.648426089713941 0.796507830990904" calcext:value-type="string">
            <text:p>./offlinecalefficiency.sh Sn134 0.722466960352423 0.648426089713941 0.796507830990904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35" calcext:value-type="float">
            <text:p>8735</text:p>
          </table:table-cell>
          <table:table-cell table:style-name="ce1" table:formula="of:=[.E16]/[.D16]" office:value-type="float" office:value="0.955555555555556" calcext:value-type="float">
            <text:p>0.9555555556</text:p>
          </table:table-cell>
          <table:table-cell table:style-name="ce1" table:formula="of:=SQRT(1/[.E16]+1/[.D16])*[.G16]" office:value-type="float" office:value="0.14409263900193" calcext:value-type="float">
            <text:p>0.144092639</text:p>
          </table:table-cell>
          <table:table-cell table:style-name="ce1" table:formula="of:=[.G16]-[.H16]" office:value-type="float" office:value="0.811462916553626" calcext:value-type="float">
            <text:p>0.8114629166</text:p>
          </table:table-cell>
          <table:table-cell table:style-name="ce4" table:formula="of:=[.G16]+[.H16]" office:value-type="float" office:value="1.09964819455749" calcext:value-type="float">
            <text:p>1.0996481946</text:p>
          </table:table-cell>
          <table:table-cell/>
          <table:table-cell table:formula="of:=&quot;./offlinecalefficiency.sh &quot;&amp;[.C16]&amp;&quot; &quot;&amp;[.G16]&amp;&quot; &quot;&amp;[.I16]&amp;&quot; &quot;&amp;[.J16]" office:value-type="string" office:string-value="./offlinecalefficiency.sh Sn135 0.955555555555556 0.811462916553626 1.09964819455749" calcext:value-type="string">
            <text:p>./offlinecalefficiency.sh Sn135 0.955555555555556 0.811462916553626 1.09964819455749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6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773" calcext:value-type="float">
            <text:p>1773</text:p>
          </table:table-cell>
          <table:table-cell table:style-name="ce1" office:value-type="float" office:value="129704" calcext:value-type="float">
            <text:p>129704</text:p>
          </table:table-cell>
          <table:table-cell table:style-name="ce1" table:formula="of:=[.E17]/[.D17]" office:value-type="float" office:value="0.888276553106212" calcext:value-type="float">
            <text:p>0.8882765531</text:p>
          </table:table-cell>
          <table:table-cell table:style-name="ce1" table:formula="of:=SQRT(1/[.E17]+1/[.D17])*[.G17]" office:value-type="float" office:value="0.0289885592447504" calcext:value-type="float">
            <text:p>0.0289885592</text:p>
          </table:table-cell>
          <table:table-cell table:style-name="ce1" table:formula="of:=[.G17]-[.H17]" office:value-type="float" office:value="0.859287993861462" calcext:value-type="float">
            <text:p>0.8592879939</text:p>
          </table:table-cell>
          <table:table-cell table:style-name="ce4" table:formula="of:=[.G17]+[.H17]" office:value-type="float" office:value="0.917265112350963" calcext:value-type="float">
            <text:p>0.9172651124</text:p>
          </table:table-cell>
          <table:table-cell/>
          <table:table-cell table:formula="of:=&quot;./offlinecalefficiency.sh &quot;&amp;[.C17]&amp;&quot; &quot;&amp;[.G17]&amp;&quot; &quot;&amp;[.I17]&amp;&quot; &quot;&amp;[.J17]" office:value-type="string" office:string-value="./offlinecalefficiency.sh Sn136 0.888276553106212 0.859287993861462 0.917265112350963" calcext:value-type="string">
            <text:p>./offlinecalefficiency.sh Sn136 0.888276553106212 0.859287993861462 0.917265112350963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7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37051" calcext:value-type="float">
            <text:p>37051</text:p>
          </table:table-cell>
          <table:table-cell table:style-name="ce1" table:formula="of:=[.E18]/[.D18]" office:value-type="float" office:value="0.819402985074627" calcext:value-type="float">
            <text:p>0.8194029851</text:p>
          </table:table-cell>
          <table:table-cell table:style-name="ce1" table:formula="of:=SQRT(1/[.E18]+1/[.D18])*[.G18]" office:value-type="float" office:value="0.0471710801395104" calcext:value-type="float">
            <text:p>0.0471710801</text:p>
          </table:table-cell>
          <table:table-cell table:style-name="ce1" table:formula="of:=[.G18]-[.H18]" office:value-type="float" office:value="0.772231904935116" calcext:value-type="float">
            <text:p>0.7722319049</text:p>
          </table:table-cell>
          <table:table-cell table:style-name="ce4" table:formula="of:=[.G18]+[.H18]" office:value-type="float" office:value="0.866574065214137" calcext:value-type="float">
            <text:p>0.8665740652</text:p>
          </table:table-cell>
          <table:table-cell/>
          <table:table-cell table:formula="of:=&quot;./offlinecalefficiency.sh &quot;&amp;[.C18]&amp;&quot; &quot;&amp;[.G18]&amp;&quot; &quot;&amp;[.I18]&amp;&quot; &quot;&amp;[.J18]" office:value-type="string" office:string-value="./offlinecalefficiency.sh Sn137 0.819402985074627 0.772231904935116 0.866574065214137" calcext:value-type="string">
            <text:p>./offlinecalefficiency.sh Sn137 0.819402985074627 0.772231904935116 0.866574065214137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Sn13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70" calcext:value-type="float">
            <text:p>2770</text:p>
          </table:table-cell>
          <table:table-cell table:style-name="ce1" table:formula="of:=[.E19]/[.D19]" office:value-type="float" office:value="0.610169491525424" calcext:value-type="float">
            <text:p>0.6101694915</text:p>
          </table:table-cell>
          <table:table-cell table:style-name="ce1" table:formula="of:=SQRT(1/[.E19]+1/[.D19])*[.G19]" office:value-type="float" office:value="0.129043173692007" calcext:value-type="float">
            <text:p>0.1290431737</text:p>
          </table:table-cell>
          <table:table-cell table:style-name="ce1" table:formula="of:=[.G19]-[.H19]" office:value-type="float" office:value="0.481126317833417" calcext:value-type="float">
            <text:p>0.4811263178</text:p>
          </table:table-cell>
          <table:table-cell table:style-name="ce4" table:formula="of:=[.G19]+[.H19]" office:value-type="float" office:value="0.73921266521743" calcext:value-type="float">
            <text:p>0.7392126652</text:p>
          </table:table-cell>
          <table:table-cell/>
          <table:table-cell table:formula="of:=&quot;./offlinecalefficiency.sh &quot;&amp;[.C19]&amp;&quot; &quot;&amp;[.G19]&amp;&quot; &quot;&amp;[.I19]&amp;&quot; &quot;&amp;[.J19]" office:value-type="string" office:string-value="./offlinecalefficiency.sh Sn138 0.610169491525424 0.481126317833417 0.73921266521743" calcext:value-type="string">
            <text:p>./offlinecalefficiency.sh Sn138 0.610169491525424 0.481126317833417 0.73921266521743</text:p>
          </table:table-cell>
          <table:table-cell table:number-columns-repeated="25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24"/>
          <table:table-cell table:style-name="ce2"/>
          <table:table-cell table:style-name="ce2" office:value-type="string" calcext:value-type="string">
            <text:p>Fina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ing ratio</text:p>
          </table:table-cell>
          <table:table-cell office:value-type="string" calcext:value-type="string">
            <text:p>Mean energy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Ring ratio_puls</text:p>
          </table:table-cell>
          <table:table-cell office:value-type="string" calcext:value-type="string">
            <text:p>Mean energy_plus</text:p>
          </table:table-cell>
          <table:table-cell office:value-type="string" calcext:value-type="string">
            <text:p>efficiency_minus</text:p>
          </table:table-cell>
          <table:table-cell office:value-type="string" calcext:value-type="string">
            <text:p>Ring ratio_minus</text:p>
          </table:table-cell>
          <table:table-cell office:value-type="string" calcext:value-type="string">
            <text:p>Mean energy_minus</text:p>
          </table:table-cell>
          <table:table-cell office:value-type="string" calcext:value-type="string">
            <text:p>efficiency_plus</text:p>
          </table:table-cell>
          <table:table-cell/>
          <table:table-cell table:style-name="ce5" office:value-type="string" calcext:value-type="string">
            <text:p>RI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pluserr</text:p>
          </table:table-cell>
          <table:table-cell table:style-name="ce5" office:value-type="string" calcext:value-type="string">
            <text:p>minus err</text:p>
          </table:table-cell>
          <table:table-cell table:style-name="ce5" office:value-type="string" calcext:value-type="string">
            <text:p>Live time</text:p>
          </table:table-cell>
          <table:table-cell table:style-name="ce5" office:value-type="string" calcext:value-type="string">
            <text:p>Live time error</text:p>
          </table:table-cell>
          <table:table-cell table:style-name="ce5" office:value-type="string" calcext:value-type="string">
            <text:p>effective efficiency</text:p>
          </table:table-cell>
          <table:table-cell table:style-name="ce5" office:value-type="string" calcext:value-type="string">
            <text:p>pluserr</text:p>
          </table:table-cell>
          <table:table-cell table:style-name="ce5" office:value-type="string" calcext:value-type="string">
            <text:p>minuserr</text:p>
          </table:table-cell>
          <table:table-cell table:style-name="ce9" office:value-type="string" calcext:value-type="string">
            <text:p>Gean4 relative error</text:p>
          </table:table-cell>
          <table:table-cell/>
          <table:table-cell table:style-name="ce2" office:value-type="string" calcext:value-type="string">
            <text:p>RI</text:p>
          </table:table-cell>
          <table:table-cell table:style-name="ce2" office:value-type="string" calcext:value-type="string">
            <text:p>effective efficiency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rebin</text:p>
          </table:table-cell>
          <table:table-cell office:value-type="string" calcext:value-type="string">
            <text:p>Nimplants</text:p>
          </table:table-cell>
          <table:table-cell table:style-name="ce2" office:value-type="string" calcext:value-type="string">
            <text:p>Run</text:p>
          </table:table-cell>
          <table:table-cell office:value-type="string" calcext:value-type="string">
            <text:p>./offlinefitall.sh Ag130 0 10 0.05 0.62 0.0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g129</text:p>
          </table:table-cell>
          <table:table-cell office:value-type="float" office:value="0.555686" calcext:value-type="float">
            <text:p>0.555686</text:p>
          </table:table-cell>
          <table:table-cell office:value-type="float" office:value="0.668788" calcext:value-type="float">
            <text:p>0.668788</text:p>
          </table:table-cell>
          <table:table-cell table:style-name="ce2" office:value-type="float" office:value="66.8251" calcext:value-type="float">
            <text:p>66.8251</text:p>
          </table:table-cell>
          <table:table-cell office:value-type="float" office:value="0.587521" calcext:value-type="float">
            <text:p>0.587521</text:p>
          </table:table-cell>
          <table:table-cell office:value-type="float" office:value="0.745214" calcext:value-type="float">
            <text:p>0.745214</text:p>
          </table:table-cell>
          <table:table-cell table:style-name="ce2" office:value-type="float" office:value="66.7299" calcext:value-type="float">
            <text:p>66.7299</text:p>
          </table:table-cell>
          <table:table-cell office:value-type="float" office:value="0.523851" calcext:value-type="float">
            <text:p>0.523851</text:p>
          </table:table-cell>
          <table:table-cell office:value-type="float" office:value="0.597439" calcext:value-type="float">
            <text:p>0.597439</text:p>
          </table:table-cell>
          <table:table-cell table:style-name="ce2" office:value-type="float" office:value="66.9844" calcext:value-type="float">
            <text:p>66.9844</text:p>
          </table:table-cell>
          <table:table-cell/>
          <table:table-cell table:style-name="ce6" table:formula="of:=[.C23]" office:value-type="string" office:string-value="Ag129" calcext:value-type="string">
            <text:p>Ag129</text:p>
          </table:table-cell>
          <table:table-cell table:style-name="ce6" table:formula="of:=[.F23]" office:value-type="float" office:value="66.8251" calcext:value-type="float">
            <text:p>66.8251</text:p>
          </table:table-cell>
          <table:table-cell table:style-name="ce6" table:formula="of:=[.L23]-[.O23]" office:value-type="float" office:value="0.159299999999988" calcext:value-type="float">
            <text:p>0.1593</text:p>
          </table:table-cell>
          <table:table-cell table:style-name="ce6" table:formula="of:=[.O23]-[.I23]" office:value-type="float" office:value="0.0952000000000055" calcext:value-type="float">
            <text:p>0.0952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23]*[.R23]/100" office:value-type="float" office:value="64.356580806" calcext:value-type="float">
            <text:p>64.356580806</text:p>
          </table:table-cell>
          <table:table-cell table:style-name="ce6" table:formula="of:=[.T23]*SQRT([.P23]*[.P23]/[.O23]/[.O23]+[.S23]*[.S23]/[.R23]/[.R23]+[.W23]*[.W23])" office:value-type="float" office:value="3.21368679151515" calcext:value-type="float">
            <text:p>3.2136867915</text:p>
          </table:table-cell>
          <table:table-cell table:style-name="ce8" table:formula="of:=[.T23]*SQRT([.Q23]*[.Q23]/[.O23]/[.O23]+[.S23]*[.S23]/[.R23]/[.R23]+[.W23]*[.W23])" office:value-type="float" office:value="3.21133186091143" calcext:value-type="float">
            <text:p>3.2113318609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23]" office:value-type="string" office:string-value="Ag129" calcext:value-type="string">
            <text:p>Ag129</text:p>
          </table:table-cell>
          <table:table-cell table:formula="of:=[.T23]" office:value-type="float" office:value="64.356580806" calcext:value-type="float">
            <text:p>64.356580806</text:p>
          </table:table-cell>
          <table:table-cell table:formula="of:=MAX([.U23:.V23])" office:value-type="float" office:value="3.21368679151515" calcext:value-type="float">
            <text:p>3.2136867915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38232" calcext:value-type="float">
            <text:p>38232</text:p>
          </table:table-cell>
          <table:table-cell table:formula="of:=&quot;./offlinefitall.sh &quot;&amp;[.Y23]&amp;&quot; 0 &quot;&amp;[.AC23]&amp;&quot; &quot;&amp;[.AB23]&amp;&quot; &quot;&amp;[.Z23]/100&amp;&quot; &quot;&amp;[.AA23]/100&amp;&quot; &quot;&amp;[.AD23]" office:value-type="string" office:string-value="./offlinefitall.sh Ag129 0 10 0.05 0.64356580806 0.0321368679151515 38232" calcext:value-type="string">
            <text:p>./offlinefitall.sh Ag129 0 10 0.05 0.64356580806 0.0321368679151515 38232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130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1.87156" calcext:value-type="float">
            <text:p>1.87156</text:p>
          </table:table-cell>
          <table:table-cell table:style-name="ce2" office:value-type="float" office:value="63.8788" calcext:value-type="float">
            <text:p>63.8788</text:p>
          </table:table-cell>
          <table:table-cell office:value-type="float" office:value="1.12271" calcext:value-type="float">
            <text:p>1.12271</text:p>
          </table:table-cell>
          <table:table-cell office:value-type="float" office:value="2.35327" calcext:value-type="float">
            <text:p>2.35327</text:p>
          </table:table-cell>
          <table:table-cell table:style-name="ce2" office:value-type="float" office:value="62.585" calcext:value-type="float">
            <text:p>62.585</text:p>
          </table:table-cell>
          <table:table-cell office:value-type="float" office:value="0.890619" calcext:value-type="float">
            <text:p>0.890619</text:p>
          </table:table-cell>
          <table:table-cell office:value-type="float" office:value="1.53447" calcext:value-type="float">
            <text:p>1.53447</text:p>
          </table:table-cell>
          <table:table-cell table:style-name="ce2" office:value-type="float" office:value="64.7965" calcext:value-type="float">
            <text:p>64.7965</text:p>
          </table:table-cell>
          <table:table-cell/>
          <table:table-cell table:style-name="ce6" table:formula="of:=[.C24]" office:value-type="string" office:string-value="Ag130" calcext:value-type="string">
            <text:p>Ag130</text:p>
          </table:table-cell>
          <table:table-cell table:style-name="ce6" table:formula="of:=[.F24]" office:value-type="float" office:value="63.8788" calcext:value-type="float">
            <text:p>63.8788</text:p>
          </table:table-cell>
          <table:table-cell table:style-name="ce6" table:formula="of:=[.L24]-[.O24]" office:value-type="float" office:value="0.917699999999996" calcext:value-type="float">
            <text:p>0.9177</text:p>
          </table:table-cell>
          <table:table-cell table:style-name="ce6" table:formula="of:=[.O24]-[.I24]" office:value-type="float" office:value="1.2938" calcext:value-type="float">
            <text:p>1.2938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24]*[.R24]/100" office:value-type="float" office:value="61.519117128" calcext:value-type="float">
            <text:p>61.519117128</text:p>
          </table:table-cell>
          <table:table-cell table:style-name="ce6" table:formula="of:=[.T24]*SQRT([.P24]*[.P24]/[.O24]/[.O24]+[.S24]*[.S24]/[.R24]/[.R24]+[.W24]*[.W24])" office:value-type="float" office:value="3.19323612920983" calcext:value-type="float">
            <text:p>3.1932361292</text:p>
          </table:table-cell>
          <table:table-cell table:style-name="ce8" table:formula="of:=[.T24]*SQRT([.Q24]*[.Q24]/[.O24]/[.O24]+[.S24]*[.S24]/[.R24]/[.R24]+[.W24]*[.W24])" office:value-type="float" office:value="3.31182544291893" calcext:value-type="float">
            <text:p>3.3118254429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24]" office:value-type="string" office:string-value="Ag130" calcext:value-type="string">
            <text:p>Ag130</text:p>
          </table:table-cell>
          <table:table-cell table:formula="of:=[.T24]" office:value-type="float" office:value="61.519117128" calcext:value-type="float">
            <text:p>61.519117128</text:p>
          </table:table-cell>
          <table:table-cell table:formula="of:=MAX([.U24:.V24])" office:value-type="float" office:value="3.31182544291893" calcext:value-type="float">
            <text:p>3.3118254429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3099" calcext:value-type="float">
            <text:p>3099</text:p>
          </table:table-cell>
          <table:table-cell table:formula="of:=&quot;./offlinefitall.sh &quot;&amp;[.Y24]&amp;&quot; 0 &quot;&amp;[.AC24]&amp;&quot; &quot;&amp;[.AB24]&amp;&quot; &quot;&amp;[.Z24]/100&amp;&quot; &quot;&amp;[.AA24]/100&amp;&quot; &quot;&amp;[.AD24]" office:value-type="string" office:string-value="./offlinefitall.sh Ag130 0 10 0.05 0.61519117128 0.0331182544291893 3099" calcext:value-type="string">
            <text:p>./offlinefitall.sh Ag130 0 10 0.05 0.61519117128 0.0331182544291893 3099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131</text:p>
          </table:table-cell>
          <table:table-cell office:value-type="float" office:value="0.979167" calcext:value-type="float">
            <text:p>0.979167</text:p>
          </table:table-cell>
          <table:table-cell office:value-type="float" office:value="1.77786" calcext:value-type="float">
            <text:p>1.77786</text:p>
          </table:table-cell>
          <table:table-cell table:style-name="ce2" office:value-type="float" office:value="64.074" calcext:value-type="float">
            <text:p>64.074</text:p>
          </table:table-cell>
          <table:table-cell office:value-type="float" office:value="1.1801" calcext:value-type="float">
            <text:p>1.1801</text:p>
          </table:table-cell>
          <table:table-cell office:value-type="float" office:value="2.88143" calcext:value-type="float">
            <text:p>2.88143</text:p>
          </table:table-cell>
          <table:table-cell table:style-name="ce2" office:value-type="float" office:value="61.7808" calcext:value-type="float">
            <text:p>61.7808</text:p>
          </table:table-cell>
          <table:table-cell office:value-type="float" office:value="0.778235" calcext:value-type="float">
            <text:p>0.778235</text:p>
          </table:table-cell>
          <table:table-cell office:value-type="float" office:value="1.21282" calcext:value-type="float">
            <text:p>1.21282</text:p>
          </table:table-cell>
          <table:table-cell table:style-name="ce2" office:value-type="float" office:value="65.6052" calcext:value-type="float">
            <text:p>65.6052</text:p>
          </table:table-cell>
          <table:table-cell/>
          <table:table-cell table:style-name="ce6" table:formula="of:=[.C25]" office:value-type="string" office:string-value="Ag131" calcext:value-type="string">
            <text:p>Ag131</text:p>
          </table:table-cell>
          <table:table-cell table:style-name="ce6" table:formula="of:=[.F25]" office:value-type="float" office:value="64.074" calcext:value-type="float">
            <text:p>64.074</text:p>
          </table:table-cell>
          <table:table-cell table:style-name="ce6" table:formula="of:=[.L25]-[.O25]" office:value-type="float" office:value="1.5312" calcext:value-type="float">
            <text:p>1.5312</text:p>
          </table:table-cell>
          <table:table-cell table:style-name="ce6" table:formula="of:=[.O25]-[.I25]" office:value-type="float" office:value="2.2932" calcext:value-type="float">
            <text:p>2.2932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25]*[.R25]/100" office:value-type="float" office:value="61.70710644" calcext:value-type="float">
            <text:p>61.70710644</text:p>
          </table:table-cell>
          <table:table-cell table:style-name="ce6" table:formula="of:=[.T25]*SQRT([.P25]*[.P25]/[.O25]/[.O25]+[.S25]*[.S25]/[.R25]/[.R25]+[.W25]*[.W25])" office:value-type="float" office:value="3.41289353949678" calcext:value-type="float">
            <text:p>3.4128935395</text:p>
          </table:table-cell>
          <table:table-cell table:style-name="ce8" table:formula="of:=[.T25]*SQRT([.Q25]*[.Q25]/[.O25]/[.O25]+[.S25]*[.S25]/[.R25]/[.R25]+[.W25]*[.W25])" office:value-type="float" office:value="3.78823324906125" calcext:value-type="float">
            <text:p>3.788233249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25]" office:value-type="string" office:string-value="Ag131" calcext:value-type="string">
            <text:p>Ag131</text:p>
          </table:table-cell>
          <table:table-cell table:formula="of:=[.T25]" office:value-type="float" office:value="61.70710644" calcext:value-type="float">
            <text:p>61.70710644</text:p>
          </table:table-cell>
          <table:table-cell table:formula="of:=MAX([.U25:.V25])" office:value-type="float" office:value="3.78823324906125" calcext:value-type="float">
            <text:p>3.7882332491</text:p>
          </table:table-cell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table:formula="of:=&quot;./offlinefitall.sh &quot;&amp;[.Y25]&amp;&quot; 0 &quot;&amp;[.AC25]&amp;&quot; &quot;&amp;[.AB25]&amp;&quot; &quot;&amp;[.Z25]/100&amp;&quot; &quot;&amp;[.AA25]/100&amp;&quot; &quot;&amp;[.AD25]" office:value-type="string" office:string-value="./offlinefitall.sh Ag131 0 12 0.05 0.6170710644 0.0378823324906125 580" calcext:value-type="string">
            <text:p>./offlinefitall.sh Ag131 0 12 0.05 0.6170710644 0.0378823324906125 580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0</text:p>
          </table:table-cell>
          <table:table-cell office:value-type="float" office:value="0.54351" calcext:value-type="float">
            <text:p>0.54351</text:p>
          </table:table-cell>
          <table:table-cell office:value-type="float" office:value="0.64146" calcext:value-type="float">
            <text:p>0.64146</text:p>
          </table:table-cell>
          <table:table-cell table:style-name="ce2" office:value-type="float" office:value="66.886" calcext:value-type="float">
            <text:p>66.886</text:p>
          </table:table-cell>
          <table:table-cell office:value-type="float" office:value="0.568383" calcext:value-type="float">
            <text:p>0.568383</text:p>
          </table:table-cell>
          <table:table-cell office:value-type="float" office:value="0.697289" calcext:value-type="float">
            <text:p>0.697289</text:p>
          </table:table-cell>
          <table:table-cell table:style-name="ce2" office:value-type="float" office:value="66.7615" calcext:value-type="float">
            <text:p>66.7615</text:p>
          </table:table-cell>
          <table:table-cell office:value-type="float" office:value="0.518637" calcext:value-type="float">
            <text:p>0.518637</text:p>
          </table:table-cell>
          <table:table-cell office:value-type="float" office:value="0.5862" calcext:value-type="float">
            <text:p>0.5862</text:p>
          </table:table-cell>
          <table:table-cell table:style-name="ce2" office:value-type="float" office:value="67.0105" calcext:value-type="float">
            <text:p>67.0105</text:p>
          </table:table-cell>
          <table:table-cell/>
          <table:table-cell table:style-name="ce6" table:formula="of:=[.C26]" office:value-type="string" office:string-value="Cd130" calcext:value-type="string">
            <text:p>Cd130</text:p>
          </table:table-cell>
          <table:table-cell table:style-name="ce6" table:formula="of:=[.F26]" office:value-type="float" office:value="66.886" calcext:value-type="float">
            <text:p>66.886</text:p>
          </table:table-cell>
          <table:table-cell table:style-name="ce6" table:formula="of:=[.L26]-[.O26]" office:value-type="float" office:value="0.124499999999998" calcext:value-type="float">
            <text:p>0.1245</text:p>
          </table:table-cell>
          <table:table-cell table:style-name="ce6" table:formula="of:=[.O26]-[.I26]" office:value-type="float" office:value="0.124499999999998" calcext:value-type="float">
            <text:p>0.1245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26]*[.R26]/100" office:value-type="float" office:value="64.41523116" calcext:value-type="float">
            <text:p>64.41523116</text:p>
          </table:table-cell>
          <table:table-cell table:style-name="ce6" table:formula="of:=[.T26]*SQRT([.P26]*[.P26]/[.O26]/[.O26]+[.S26]*[.S26]/[.R26]/[.R26]+[.W26]*[.W26])" office:value-type="float" office:value="3.2151846784528" calcext:value-type="float">
            <text:p>3.2151846785</text:p>
          </table:table-cell>
          <table:table-cell table:style-name="ce8" table:formula="of:=[.T26]*SQRT([.Q26]*[.Q26]/[.O26]/[.O26]+[.S26]*[.S26]/[.R26]/[.R26]+[.W26]*[.W26])" office:value-type="float" office:value="3.2151846784528" calcext:value-type="float">
            <text:p>3.2151846785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26]" office:value-type="string" office:string-value="Cd130" calcext:value-type="string">
            <text:p>Cd130</text:p>
          </table:table-cell>
          <table:table-cell table:formula="of:=[.T26]" office:value-type="float" office:value="64.41523116" calcext:value-type="float">
            <text:p>64.41523116</text:p>
          </table:table-cell>
          <table:table-cell table:formula="of:=MAX([.U26:.V26])" office:value-type="float" office:value="3.2151846784528" calcext:value-type="float">
            <text:p>3.2151846785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85347" calcext:value-type="float">
            <text:p>285347</text:p>
          </table:table-cell>
          <table:table-cell table:formula="of:=&quot;./offlinefitall.sh &quot;&amp;[.Y26]&amp;&quot; 0 &quot;&amp;[.AC26]&amp;&quot; &quot;&amp;[.AB26]&amp;&quot; &quot;&amp;[.Z26]/100&amp;&quot; &quot;&amp;[.AA26]/100&amp;&quot; &quot;&amp;[.AD26]" office:value-type="string" office:string-value="./offlinefitall.sh Cd130 0 10 0.05 0.6441523116 0.032151846784528 285347" calcext:value-type="string">
            <text:p>./offlinefitall.sh Cd130 0 10 0.05 0.6441523116 0.032151846784528 285347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1</text:p>
          </table:table-cell>
          <table:table-cell office:value-type="float" office:value="0.895404" calcext:value-type="float">
            <text:p>0.895404</text:p>
          </table:table-cell>
          <table:table-cell office:value-type="float" office:value="1.55172" calcext:value-type="float">
            <text:p>1.55172</text:p>
          </table:table-cell>
          <table:table-cell table:style-name="ce2" office:value-type="float" office:value="64.7594" calcext:value-type="float">
            <text:p>64.7594</text:p>
          </table:table-cell>
          <table:table-cell office:value-type="float" office:value="0.932076" calcext:value-type="float">
            <text:p>0.932076</text:p>
          </table:table-cell>
          <table:table-cell office:value-type="float" office:value="1.6573" calcext:value-type="float">
            <text:p>1.6573</text:p>
          </table:table-cell>
          <table:table-cell table:style-name="ce2" office:value-type="float" office:value="64.467" calcext:value-type="float">
            <text:p>64.467</text:p>
          </table:table-cell>
          <table:table-cell office:value-type="float" office:value="0.858732" calcext:value-type="float">
            <text:p>0.858732</text:p>
          </table:table-cell>
          <table:table-cell office:value-type="float" office:value="1.4388" calcext:value-type="float">
            <text:p>1.4388</text:p>
          </table:table-cell>
          <table:table-cell table:style-name="ce2" office:value-type="float" office:value="65.0559" calcext:value-type="float">
            <text:p>65.0559</text:p>
          </table:table-cell>
          <table:table-cell/>
          <table:table-cell table:style-name="ce6" table:formula="of:=[.C27]" office:value-type="string" office:string-value="Cd131" calcext:value-type="string">
            <text:p>Cd131</text:p>
          </table:table-cell>
          <table:table-cell table:style-name="ce6" table:formula="of:=[.F27]" office:value-type="float" office:value="64.7594" calcext:value-type="float">
            <text:p>64.7594</text:p>
          </table:table-cell>
          <table:table-cell table:style-name="ce6" table:formula="of:=[.L27]-[.O27]" office:value-type="float" office:value="0.296499999999995" calcext:value-type="float">
            <text:p>0.2965</text:p>
          </table:table-cell>
          <table:table-cell table:style-name="ce6" table:formula="of:=[.O27]-[.I27]" office:value-type="float" office:value="0.292400000000001" calcext:value-type="float">
            <text:p>0.2924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27]*[.R27]/100" office:value-type="float" office:value="62.367187764" calcext:value-type="float">
            <text:p>62.367187764</text:p>
          </table:table-cell>
          <table:table-cell table:style-name="ce6" table:formula="of:=[.T27]*SQRT([.P27]*[.P27]/[.O27]/[.O27]+[.S27]*[.S27]/[.R27]/[.R27]+[.W27]*[.W27])" office:value-type="float" office:value="3.12387251690613" calcext:value-type="float">
            <text:p>3.1238725169</text:p>
          </table:table-cell>
          <table:table-cell table:style-name="ce8" table:formula="of:=[.T27]*SQRT([.Q27]*[.Q27]/[.O27]/[.O27]+[.S27]*[.S27]/[.R27]/[.R27]+[.W27]*[.W27])" office:value-type="float" office:value="3.12351406266683" calcext:value-type="float">
            <text:p>3.1235140627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27]" office:value-type="string" office:string-value="Cd131" calcext:value-type="string">
            <text:p>Cd131</text:p>
          </table:table-cell>
          <table:table-cell table:formula="of:=[.T27]" office:value-type="float" office:value="62.367187764" calcext:value-type="float">
            <text:p>62.367187764</text:p>
          </table:table-cell>
          <table:table-cell table:formula="of:=MAX([.U27:.V27])" office:value-type="float" office:value="3.12387251690613" calcext:value-type="float">
            <text:p>3.1238725169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94274" calcext:value-type="float">
            <text:p>94274</text:p>
          </table:table-cell>
          <table:table-cell table:formula="of:=&quot;./offlinefitall.sh &quot;&amp;[.Y27]&amp;&quot; 0 &quot;&amp;[.AC27]&amp;&quot; &quot;&amp;[.AB27]&amp;&quot; &quot;&amp;[.Z27]/100&amp;&quot; &quot;&amp;[.AA27]/100&amp;&quot; &quot;&amp;[.AD27]" office:value-type="string" office:string-value="./offlinefitall.sh Cd131 0 10 0.05 0.62367187764 0.0312387251690613 94274" calcext:value-type="string">
            <text:p>./offlinefitall.sh Cd131 0 10 0.05 0.62367187764 0.0312387251690613 94274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2</text:p>
          </table:table-cell>
          <table:table-cell office:value-type="float" office:value="1.00841" calcext:value-type="float">
            <text:p>1.00841</text:p>
          </table:table-cell>
          <table:table-cell office:value-type="float" office:value="1.87811" calcext:value-type="float">
            <text:p>1.87811</text:p>
          </table:table-cell>
          <table:table-cell table:style-name="ce2" office:value-type="float" office:value="63.8675" calcext:value-type="float">
            <text:p>63.8675</text:p>
          </table:table-cell>
          <table:table-cell office:value-type="float" office:value="1.04608" calcext:value-type="float">
            <text:p>1.04608</text:p>
          </table:table-cell>
          <table:table-cell office:value-type="float" office:value="2.0295" calcext:value-type="float">
            <text:p>2.0295</text:p>
          </table:table-cell>
          <table:table-cell table:style-name="ce2" office:value-type="float" office:value="63.5056" calcext:value-type="float">
            <text:p>63.5056</text:p>
          </table:table-cell>
          <table:table-cell office:value-type="float" office:value="0.970736" calcext:value-type="float">
            <text:p>0.970736</text:p>
          </table:table-cell>
          <table:table-cell office:value-type="float" office:value="1.75579" calcext:value-type="float">
            <text:p>1.75579</text:p>
          </table:table-cell>
          <table:table-cell table:style-name="ce2" office:value-type="float" office:value="64.1455" calcext:value-type="float">
            <text:p>64.1455</text:p>
          </table:table-cell>
          <table:table-cell/>
          <table:table-cell table:style-name="ce6" table:formula="of:=[.C28]" office:value-type="string" office:string-value="Cd132" calcext:value-type="string">
            <text:p>Cd132</text:p>
          </table:table-cell>
          <table:table-cell table:style-name="ce6" table:formula="of:=[.F28]" office:value-type="float" office:value="63.8675" calcext:value-type="float">
            <text:p>63.8675</text:p>
          </table:table-cell>
          <table:table-cell table:style-name="ce6" table:formula="of:=[.L28]-[.O28]" office:value-type="float" office:value="0.277999999999999" calcext:value-type="float">
            <text:p>0.278</text:p>
          </table:table-cell>
          <table:table-cell table:style-name="ce6" table:formula="of:=[.O28]-[.I28]" office:value-type="float" office:value="0.361899999999999" calcext:value-type="float">
            <text:p>0.3619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28]*[.R28]/100" office:value-type="float" office:value="61.50823455" calcext:value-type="float">
            <text:p>61.50823455</text:p>
          </table:table-cell>
          <table:table-cell table:style-name="ce6" table:formula="of:=[.T28]*SQRT([.P28]*[.P28]/[.O28]/[.O28]+[.S28]*[.S28]/[.R28]/[.R28]+[.W28]*[.W28])" office:value-type="float" office:value="3.07961086028832" calcext:value-type="float">
            <text:p>3.0796108603</text:p>
          </table:table-cell>
          <table:table-cell table:style-name="ce8" table:formula="of:=[.T28]*SQRT([.Q28]*[.Q28]/[.O28]/[.O28]+[.S28]*[.S28]/[.R28]/[.R28]+[.W28]*[.W28])" office:value-type="float" office:value="3.08768480909845" calcext:value-type="float">
            <text:p>3.087684809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28]" office:value-type="string" office:string-value="Cd132" calcext:value-type="string">
            <text:p>Cd132</text:p>
          </table:table-cell>
          <table:table-cell table:formula="of:=[.T28]" office:value-type="float" office:value="61.50823455" calcext:value-type="float">
            <text:p>61.50823455</text:p>
          </table:table-cell>
          <table:table-cell table:formula="of:=MAX([.U28:.V28])" office:value-type="float" office:value="3.08768480909845" calcext:value-type="float">
            <text:p>3.0876848091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8247" calcext:value-type="float">
            <text:p>18247</text:p>
          </table:table-cell>
          <table:table-cell table:formula="of:=&quot;./offlinefitall.sh &quot;&amp;[.Y28]&amp;&quot; 0 &quot;&amp;[.AC28]&amp;&quot; &quot;&amp;[.AB28]&amp;&quot; &quot;&amp;[.Z28]/100&amp;&quot; &quot;&amp;[.AA28]/100&amp;&quot; &quot;&amp;[.AD28]" office:value-type="string" office:string-value="./offlinefitall.sh Cd132 0 10 0.05 0.6150823455 0.0308768480909845 18247" calcext:value-type="string">
            <text:p>./offlinefitall.sh Cd132 0 10 0.05 0.6150823455 0.0308768480909845 18247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33</text:p>
          </table:table-cell>
          <table:table-cell office:value-type="float" office:value="1.04571" calcext:value-type="float">
            <text:p>1.04571</text:p>
          </table:table-cell>
          <table:table-cell office:value-type="float" office:value="2.0251" calcext:value-type="float">
            <text:p>2.0251</text:p>
          </table:table-cell>
          <table:table-cell table:style-name="ce2" office:value-type="float" office:value="63.5131" calcext:value-type="float">
            <text:p>63.5131</text:p>
          </table:table-cell>
          <table:table-cell office:value-type="float" office:value="1.15628" calcext:value-type="float">
            <text:p>1.15628</text:p>
          </table:table-cell>
          <table:table-cell office:value-type="float" office:value="2.5453" calcext:value-type="float">
            <text:p>2.5453</text:p>
          </table:table-cell>
          <table:table-cell table:style-name="ce2" office:value-type="float" office:value="62.0903" calcext:value-type="float">
            <text:p>62.0903</text:p>
          </table:table-cell>
          <table:table-cell office:value-type="float" office:value="0.935151" calcext:value-type="float">
            <text:p>0.935151</text:p>
          </table:table-cell>
          <table:table-cell office:value-type="float" office:value="1.66487" calcext:value-type="float">
            <text:p>1.66487</text:p>
          </table:table-cell>
          <table:table-cell table:style-name="ce2" office:value-type="float" office:value="64.4421" calcext:value-type="float">
            <text:p>64.4421</text:p>
          </table:table-cell>
          <table:table-cell/>
          <table:table-cell table:style-name="ce6" table:formula="of:=[.C29]" office:value-type="string" office:string-value="Cd133" calcext:value-type="string">
            <text:p>Cd133</text:p>
          </table:table-cell>
          <table:table-cell table:style-name="ce6" table:formula="of:=[.F29]" office:value-type="float" office:value="63.5131" calcext:value-type="float">
            <text:p>63.5131</text:p>
          </table:table-cell>
          <table:table-cell table:style-name="ce6" table:formula="of:=[.L29]-[.O29]" office:value-type="float" office:value="0.928999999999995" calcext:value-type="float">
            <text:p>0.929</text:p>
          </table:table-cell>
          <table:table-cell table:style-name="ce6" table:formula="of:=[.O29]-[.I29]" office:value-type="float" office:value="1.4228" calcext:value-type="float">
            <text:p>1.4228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29]*[.R29]/100" office:value-type="float" office:value="61.166926086" calcext:value-type="float">
            <text:p>61.166926086</text:p>
          </table:table-cell>
          <table:table-cell table:style-name="ce6" table:formula="of:=[.T29]*SQRT([.P29]*[.P29]/[.O29]/[.O29]+[.S29]*[.S29]/[.R29]/[.R29]+[.W29]*[.W29])" office:value-type="float" office:value="3.17940444349893" calcext:value-type="float">
            <text:p>3.1794044435</text:p>
          </table:table-cell>
          <table:table-cell table:style-name="ce8" table:formula="of:=[.T29]*SQRT([.Q29]*[.Q29]/[.O29]/[.O29]+[.S29]*[.S29]/[.R29]/[.R29]+[.W29]*[.W29])" office:value-type="float" office:value="3.34450563056165" calcext:value-type="float">
            <text:p>3.3445056306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29]" office:value-type="string" office:string-value="Cd133" calcext:value-type="string">
            <text:p>Cd133</text:p>
          </table:table-cell>
          <table:table-cell table:formula="of:=[.T29]" office:value-type="float" office:value="61.166926086" calcext:value-type="float">
            <text:p>61.166926086</text:p>
          </table:table-cell>
          <table:table-cell table:formula="of:=MAX([.U29:.V29])" office:value-type="float" office:value="3.34450563056165" calcext:value-type="float">
            <text:p>3.3445056306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774" calcext:value-type="float">
            <text:p>1774</text:p>
          </table:table-cell>
          <table:table-cell table:formula="of:=&quot;./offlinefitall.sh &quot;&amp;[.Y29]&amp;&quot; 0 &quot;&amp;[.AC29]&amp;&quot; &quot;&amp;[.AB29]&amp;&quot; &quot;&amp;[.Z29]/100&amp;&quot; &quot;&amp;[.AA29]/100&amp;&quot; &quot;&amp;[.AD29]" office:value-type="string" office:string-value="./offlinefitall.sh Cd133 0 10 0.05 0.61166926086 0.0334450563056165 1774" calcext:value-type="string">
            <text:p>./offlinefitall.sh Cd133 0 10 0.05 0.61166926086 0.0334450563056165 1774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1</text:p>
          </table:table-cell>
          <table:table-cell office:value-type="float" office:value="1.15306" calcext:value-type="float">
            <text:p>1.15306</text:p>
          </table:table-cell>
          <table:table-cell office:value-type="float" office:value="2.53533" calcext:value-type="float">
            <text:p>2.53533</text:p>
          </table:table-cell>
          <table:table-cell table:style-name="ce2" office:value-type="float" office:value="62.1259" calcext:value-type="float">
            <text:p>62.1259</text:p>
          </table:table-cell>
          <table:table-cell office:value-type="float" office:value="1.31222" calcext:value-type="float">
            <text:p>1.31222</text:p>
          </table:table-cell>
          <table:table-cell office:value-type="float" office:value="3.50494" calcext:value-type="float">
            <text:p>3.50494</text:p>
          </table:table-cell>
          <table:table-cell table:style-name="ce2" office:value-type="float" office:value="60.6399" calcext:value-type="float">
            <text:p>60.6399</text:p>
          </table:table-cell>
          <table:table-cell office:value-type="float" office:value="0.993899" calcext:value-type="float">
            <text:p>0.993899</text:p>
          </table:table-cell>
          <table:table-cell office:value-type="float" office:value="1.82359" calcext:value-type="float">
            <text:p>1.82359</text:p>
          </table:table-cell>
          <table:table-cell table:style-name="ce2" office:value-type="float" office:value="63.9615" calcext:value-type="float">
            <text:p>63.9615</text:p>
          </table:table-cell>
          <table:table-cell/>
          <table:table-cell table:style-name="ce6" table:formula="of:=[.C30]" office:value-type="string" office:string-value="In131" calcext:value-type="string">
            <text:p>In131</text:p>
          </table:table-cell>
          <table:table-cell table:style-name="ce6" table:formula="of:=[.F30]" office:value-type="float" office:value="62.1259" calcext:value-type="float">
            <text:p>62.1259</text:p>
          </table:table-cell>
          <table:table-cell table:style-name="ce6" table:formula="of:=[.L30]-[.O30]" office:value-type="float" office:value="1.8356" calcext:value-type="float">
            <text:p>1.8356</text:p>
          </table:table-cell>
          <table:table-cell table:style-name="ce6" table:formula="of:=[.O30]-[.I30]" office:value-type="float" office:value="1.486" calcext:value-type="float">
            <text:p>1.486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30]*[.R30]/100" office:value-type="float" office:value="59.830969254" calcext:value-type="float">
            <text:p>59.830969254</text:p>
          </table:table-cell>
          <table:table-cell table:style-name="ce6" table:formula="of:=[.T30]*SQRT([.P30]*[.P30]/[.O30]/[.O30]+[.S30]*[.S30]/[.R30]/[.R30]+[.W30]*[.W30])" office:value-type="float" office:value="3.46858554973893" calcext:value-type="float">
            <text:p>3.4685855497</text:p>
          </table:table-cell>
          <table:table-cell table:style-name="ce8" table:formula="of:=[.T30]*SQRT([.Q30]*[.Q30]/[.O30]/[.O30]+[.S30]*[.S30]/[.R30]/[.R30]+[.W30]*[.W30])" office:value-type="float" office:value="3.30969206342365" calcext:value-type="float">
            <text:p>3.3096920634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30]" office:value-type="string" office:string-value="In131" calcext:value-type="string">
            <text:p>In131</text:p>
          </table:table-cell>
          <table:table-cell table:formula="of:=[.T30]" office:value-type="float" office:value="59.830969254" calcext:value-type="float">
            <text:p>59.830969254</text:p>
          </table:table-cell>
          <table:table-cell table:formula="of:=MAX([.U30:.V30])" office:value-type="float" office:value="3.46858554973893" calcext:value-type="float">
            <text:p>3.4685855497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36702" calcext:value-type="float">
            <text:p>36702</text:p>
          </table:table-cell>
          <table:table-cell table:formula="of:=&quot;./offlinefitall.sh &quot;&amp;[.Y30]&amp;&quot; 0 &quot;&amp;[.AC30]&amp;&quot; &quot;&amp;[.AB30]&amp;&quot; &quot;&amp;[.Z30]/100&amp;&quot; &quot;&amp;[.AA30]/100&amp;&quot; &quot;&amp;[.AD30]" office:value-type="string" office:string-value="./offlinefitall.sh In131 0 10 0.08 0.59830969254 0.0346858554973893 36702" calcext:value-type="string">
            <text:p>./offlinefitall.sh In131 0 10 0.08 0.59830969254 0.0346858554973893 36702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2</text:p>
          </table:table-cell>
          <table:table-cell table:style-name="ce2" office:value-type="float" office:value="1.18254" calcext:value-type="float">
            <text:p>1.18254</text:p>
          </table:table-cell>
          <table:table-cell office:value-type="float" office:value="2.85043" calcext:value-type="float">
            <text:p>2.85043</text:p>
          </table:table-cell>
          <table:table-cell table:style-name="ce2" office:value-type="float" office:value="61.732" calcext:value-type="float">
            <text:p>61.732</text:p>
          </table:table-cell>
          <table:table-cell office:value-type="float" office:value="1.32566" calcext:value-type="float">
            <text:p>1.32566</text:p>
          </table:table-cell>
          <table:table-cell office:value-type="float" office:value="3.73971" calcext:value-type="float">
            <text:p>3.73971</text:p>
          </table:table-cell>
          <table:table-cell table:style-name="ce2" office:value-type="float" office:value="59.9984" calcext:value-type="float">
            <text:p>59.9984</text:p>
          </table:table-cell>
          <table:table-cell office:value-type="float" office:value="1.03942" calcext:value-type="float">
            <text:p>1.03942</text:p>
          </table:table-cell>
          <table:table-cell office:value-type="float" office:value="1.98572" calcext:value-type="float">
            <text:p>1.98572</text:p>
          </table:table-cell>
          <table:table-cell table:style-name="ce2" office:value-type="float" office:value="63.5953" calcext:value-type="float">
            <text:p>63.5953</text:p>
          </table:table-cell>
          <table:table-cell/>
          <table:table-cell table:style-name="ce6" table:formula="of:=[.C31]" office:value-type="string" office:string-value="In132" calcext:value-type="string">
            <text:p>In132</text:p>
          </table:table-cell>
          <table:table-cell table:style-name="ce6" table:formula="of:=[.F31]" office:value-type="float" office:value="61.732" calcext:value-type="float">
            <text:p>61.732</text:p>
          </table:table-cell>
          <table:table-cell table:style-name="ce6" table:formula="of:=[.L31]-[.O31]" office:value-type="float" office:value="1.8633" calcext:value-type="float">
            <text:p>1.8633</text:p>
          </table:table-cell>
          <table:table-cell table:style-name="ce6" table:formula="of:=[.O31]-[.I31]" office:value-type="float" office:value="1.7336" calcext:value-type="float">
            <text:p>1.7336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31]*[.R31]/100" office:value-type="float" office:value="59.45161992" calcext:value-type="float">
            <text:p>59.45161992</text:p>
          </table:table-cell>
          <table:table-cell table:style-name="ce6" table:formula="of:=[.T31]*SQRT([.P31]*[.P31]/[.O31]/[.O31]+[.S31]*[.S31]/[.R31]/[.R31]+[.W31]*[.W31])" office:value-type="float" office:value="3.46605526775941" calcext:value-type="float">
            <text:p>3.4660552678</text:p>
          </table:table-cell>
          <table:table-cell table:style-name="ce8" table:formula="of:=[.T31]*SQRT([.Q31]*[.Q31]/[.O31]/[.O31]+[.S31]*[.S31]/[.R31]/[.R31]+[.W31]*[.W31])" office:value-type="float" office:value="3.40306493332777" calcext:value-type="float">
            <text:p>3.4030649333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31]" office:value-type="string" office:string-value="In132" calcext:value-type="string">
            <text:p>In132</text:p>
          </table:table-cell>
          <table:table-cell table:formula="of:=[.T31]" office:value-type="float" office:value="59.45161992" calcext:value-type="float">
            <text:p>59.45161992</text:p>
          </table:table-cell>
          <table:table-cell table:formula="of:=MAX([.U31:.V31])" office:value-type="float" office:value="3.46605526775941" calcext:value-type="float">
            <text:p>3.4660552678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10482" calcext:value-type="float">
            <text:p>10482</text:p>
          </table:table-cell>
          <table:table-cell table:formula="of:=&quot;./offlinefitall.sh &quot;&amp;[.Y31]&amp;&quot; 0 &quot;&amp;[.AC31]&amp;&quot; &quot;&amp;[.AB31]&amp;&quot; &quot;&amp;[.Z31]/100&amp;&quot; &quot;&amp;[.AA31]/100&amp;&quot; &quot;&amp;[.AD31]" office:value-type="string" office:string-value="./offlinefitall.sh In132 0 10 0.08 0.5945161992 0.0346605526775941 10482" calcext:value-type="string">
            <text:p>./offlinefitall.sh In132 0 10 0.08 0.5945161992 0.0346605526775941 10482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3</text:p>
          </table:table-cell>
          <table:table-cell table:style-name="ce2" office:value-type="float" office:value="1.34278" calcext:value-type="float">
            <text:p>1.34278</text:p>
          </table:table-cell>
          <table:table-cell office:value-type="float" office:value="3.81047" calcext:value-type="float">
            <text:p>3.81047</text:p>
          </table:table-cell>
          <table:table-cell table:style-name="ce2" office:value-type="float" office:value="59.746" calcext:value-type="float">
            <text:p>59.746</text:p>
          </table:table-cell>
          <table:table-cell office:value-type="float" office:value="1.35848" calcext:value-type="float">
            <text:p>1.35848</text:p>
          </table:table-cell>
          <table:table-cell office:value-type="float" office:value="3.86869" calcext:value-type="float">
            <text:p>3.86869</text:p>
          </table:table-cell>
          <table:table-cell table:style-name="ce2" office:value-type="float" office:value="59.4739" calcext:value-type="float">
            <text:p>59.4739</text:p>
          </table:table-cell>
          <table:table-cell office:value-type="float" office:value="1.32709" calcext:value-type="float">
            <text:p>1.32709</text:p>
          </table:table-cell>
          <table:table-cell office:value-type="float" office:value="3.74573" calcext:value-type="float">
            <text:p>3.74573</text:p>
          </table:table-cell>
          <table:table-cell table:style-name="ce2" office:value-type="float" office:value="59.9781" calcext:value-type="float">
            <text:p>59.9781</text:p>
          </table:table-cell>
          <table:table-cell/>
          <table:table-cell table:style-name="ce6" table:formula="of:=[.C32]" office:value-type="string" office:string-value="In133" calcext:value-type="string">
            <text:p>In133</text:p>
          </table:table-cell>
          <table:table-cell table:style-name="ce6" table:formula="of:=[.F32]" office:value-type="float" office:value="59.746" calcext:value-type="float">
            <text:p>59.746</text:p>
          </table:table-cell>
          <table:table-cell table:style-name="ce6" table:formula="of:=[.L32]-[.O32]" office:value-type="float" office:value="0.232099999999996" calcext:value-type="float">
            <text:p>0.2321</text:p>
          </table:table-cell>
          <table:table-cell table:style-name="ce6" table:formula="of:=[.O32]-[.I32]" office:value-type="float" office:value="0.272100000000002" calcext:value-type="float">
            <text:p>0.2721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32]*[.R32]/100" office:value-type="float" office:value="57.53898276" calcext:value-type="float">
            <text:p>57.53898276</text:p>
          </table:table-cell>
          <table:table-cell table:style-name="ce6" table:formula="of:=[.T32]*SQRT([.P32]*[.P32]/[.O32]/[.O32]+[.S32]*[.S32]/[.R32]/[.R32]+[.W32]*[.W32])" office:value-type="float" office:value="2.8786613215266" calcext:value-type="float">
            <text:p>2.8786613215</text:p>
          </table:table-cell>
          <table:table-cell table:style-name="ce8" table:formula="of:=[.T32]*SQRT([.Q32]*[.Q32]/[.O32]/[.O32]+[.S32]*[.S32]/[.R32]/[.R32]+[.W32]*[.W32])" office:value-type="float" office:value="2.88190848444775" calcext:value-type="float">
            <text:p>2.8819084844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32]" office:value-type="string" office:string-value="In133" calcext:value-type="string">
            <text:p>In133</text:p>
          </table:table-cell>
          <table:table-cell table:formula="of:=[.T32]" office:value-type="float" office:value="57.53898276" calcext:value-type="float">
            <text:p>57.53898276</text:p>
          </table:table-cell>
          <table:table-cell table:formula="of:=MAX([.U32:.V32])" office:value-type="float" office:value="2.88190848444775" calcext:value-type="float">
            <text:p>2.8819084844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194956" calcext:value-type="float">
            <text:p>194956</text:p>
          </table:table-cell>
          <table:table-cell table:formula="of:=&quot;./offlinefitall.sh &quot;&amp;[.Y32]&amp;&quot; 0 &quot;&amp;[.AC32]&amp;&quot; &quot;&amp;[.AB32]&amp;&quot; &quot;&amp;[.Z32]/100&amp;&quot; &quot;&amp;[.AA32]/100&amp;&quot; &quot;&amp;[.AD32]" office:value-type="string" office:string-value="./offlinefitall.sh In133 0 10 0.08 0.5753898276 0.0288190848444775 194956" calcext:value-type="string">
            <text:p>./offlinefitall.sh In133 0 10 0.08 0.5753898276 0.0288190848444775 194956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In134</text:p>
          </table:table-cell>
          <table:table-cell table:style-name="ce2" office:value-type="float" office:value="1.27232" calcext:value-type="float">
            <text:p>1.27232</text:p>
          </table:table-cell>
          <table:table-cell table:style-name="ce2" office:value-type="float" office:value="3.10243" calcext:value-type="float">
            <text:p>3.10243</text:p>
          </table:table-cell>
          <table:table-cell table:style-name="ce2" office:value-type="float" office:value="60.8107" calcext:value-type="float">
            <text:p>60.8107</text:p>
          </table:table-cell>
          <table:table-cell table:style-name="ce2" office:value-type="float" office:value="1.2931" calcext:value-type="float">
            <text:p>1.2931</text:p>
          </table:table-cell>
          <table:table-cell table:style-name="ce2" office:value-type="float" office:value="3.39903" calcext:value-type="float">
            <text:p>3.39903</text:p>
          </table:table-cell>
          <table:table-cell table:style-name="ce2" office:value-type="float" office:value="60.6709" calcext:value-type="float">
            <text:p>60.6709</text:p>
          </table:table-cell>
          <table:table-cell table:style-name="ce2" office:value-type="float" office:value="1.25154" calcext:value-type="float">
            <text:p>1.25154</text:p>
          </table:table-cell>
          <table:table-cell table:style-name="ce2" office:value-type="float" office:value="3.3563" calcext:value-type="float">
            <text:p>3.3563</text:p>
          </table:table-cell>
          <table:table-cell table:style-name="ce2" office:value-type="float" office:value="60.739" calcext:value-type="float">
            <text:p>60.739</text:p>
          </table:table-cell>
          <table:table-cell/>
          <table:table-cell table:style-name="ce5" table:formula="of:=[.C33]" office:value-type="string" office:string-value="In134" calcext:value-type="string">
            <text:p>In134</text:p>
          </table:table-cell>
          <table:table-cell table:style-name="ce5" table:formula="of:=(60.945+ 60.8107+60.655)/3" office:value-type="float" office:value="60.8035666666667" calcext:value-type="float">
            <text:p>60.8035666667</text:p>
          </table:table-cell>
          <table:table-cell table:style-name="ce5" table:formula="of:=61.14-[.O33]" office:value-type="float" office:value="0.336433333333339" calcext:value-type="float">
            <text:p>0.3364333333</text:p>
          </table:table-cell>
          <table:table-cell table:style-name="ce7" table:formula="of:=[.O33]-60.31" office:value-type="float" office:value="0.493566666666659" calcext:value-type="float">
            <text:p>0.4935666667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5" table:formula="of:=[.O33]*[.R33]/100" office:value-type="float" office:value="58.557482914" calcext:value-type="float">
            <text:p>58.557482914</text:p>
          </table:table-cell>
          <table:table-cell table:style-name="ce6" table:formula="of:=[.T33]*SQRT([.P33]*[.P33]/[.O33]/[.O33]+[.S33]*[.S33]/[.R33]/[.R33]+[.W33]*[.W33])" office:value-type="float" office:value="2.93868758714895" calcext:value-type="float">
            <text:p>2.9386875871</text:p>
          </table:table-cell>
          <table:table-cell table:style-name="ce8" table:formula="of:=[.T33]*SQRT([.Q33]*[.Q33]/[.O33]/[.O33]+[.S33]*[.S33]/[.R33]/[.R33]+[.W33]*[.W33])" office:value-type="float" office:value="2.95919716983695" calcext:value-type="float">
            <text:p>2.9591971698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 office:value-type="string" calcext:value-type="string">
            <text:p>63(14)</text:p>
          </table:table-cell>
          <table:table-cell table:formula="of:=[.N33]" office:value-type="string" office:string-value="In134" calcext:value-type="string">
            <text:p>In134</text:p>
          </table:table-cell>
          <table:table-cell table:formula="of:=[.T33]" office:value-type="float" office:value="58.557482914" calcext:value-type="float">
            <text:p>58.557482914</text:p>
          </table:table-cell>
          <table:table-cell table:formula="of:=MAX([.U33:.V33])" office:value-type="float" office:value="2.95919716983695" calcext:value-type="float">
            <text:p>2.9591971698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71728" calcext:value-type="float">
            <text:p>71728</text:p>
          </table:table-cell>
          <table:table-cell table:formula="of:=&quot;./offlinefitall.sh &quot;&amp;[.Y33]&amp;&quot; 0 &quot;&amp;[.AC33]&amp;&quot; &quot;&amp;[.AB33]&amp;&quot; &quot;&amp;[.Z33]/100&amp;&quot; &quot;&amp;[.AA33]/100&amp;&quot; &quot;&amp;[.AD33]" office:value-type="string" office:string-value="./offlinefitall.sh In134 0 10 0.08 0.58557482914 0.0295919716983695 71728" calcext:value-type="string">
            <text:p>./offlinefitall.sh In134 0 10 0.08 0.58557482914 0.0295919716983695 71728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135</text:p>
          </table:table-cell>
          <table:table-cell office:value-type="float" office:value="1.08379" calcext:value-type="float">
            <text:p>1.08379</text:p>
          </table:table-cell>
          <table:table-cell office:value-type="float" office:value="2.18092" calcext:value-type="float">
            <text:p>2.18092</text:p>
          </table:table-cell>
          <table:table-cell table:style-name="ce2" office:value-type="float" office:value="63.0903" calcext:value-type="float">
            <text:p>63.0903</text:p>
          </table:table-cell>
          <table:table-cell office:value-type="float" office:value="1.12584" calcext:value-type="float">
            <text:p>1.12584</text:p>
          </table:table-cell>
          <table:table-cell office:value-type="float" office:value="2.36503" calcext:value-type="float">
            <text:p>2.36503</text:p>
          </table:table-cell>
          <table:table-cell table:style-name="ce2" office:value-type="float" office:value="62.5514" calcext:value-type="float">
            <text:p>62.5514</text:p>
          </table:table-cell>
          <table:table-cell office:value-type="float" office:value="1.04174" calcext:value-type="float">
            <text:p>1.04174</text:p>
          </table:table-cell>
          <table:table-cell office:value-type="float" office:value="1.99361" calcext:value-type="float">
            <text:p>1.99361</text:p>
          </table:table-cell>
          <table:table-cell table:style-name="ce2" office:value-type="float" office:value="63.5737" calcext:value-type="float">
            <text:p>63.5737</text:p>
          </table:table-cell>
          <table:table-cell/>
          <table:table-cell table:style-name="ce6" table:formula="of:=[.C34]" office:value-type="string" office:string-value="In135" calcext:value-type="string">
            <text:p>In135</text:p>
          </table:table-cell>
          <table:table-cell table:style-name="ce6" table:formula="of:=[.F34]" office:value-type="float" office:value="63.0903" calcext:value-type="float">
            <text:p>63.0903</text:p>
          </table:table-cell>
          <table:table-cell table:style-name="ce6" table:formula="of:=[.L34]-[.O34]" office:value-type="float" office:value="0.483400000000003" calcext:value-type="float">
            <text:p>0.4834</text:p>
          </table:table-cell>
          <table:table-cell table:style-name="ce6" table:formula="of:=[.O34]-[.I34]" office:value-type="float" office:value="0.538899999999998" calcext:value-type="float">
            <text:p>0.5389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34]*[.R34]/100" office:value-type="float" office:value="60.759744318" calcext:value-type="float">
            <text:p>60.759744318</text:p>
          </table:table-cell>
          <table:table-cell table:style-name="ce6" table:formula="of:=[.T34]*SQRT([.P34]*[.P34]/[.O34]/[.O34]+[.S34]*[.S34]/[.R34]/[.R34]+[.W34]*[.W34])" office:value-type="float" office:value="3.06616561089069" calcext:value-type="float">
            <text:p>3.0661656109</text:p>
          </table:table-cell>
          <table:table-cell table:style-name="ce8" table:formula="of:=[.T34]*SQRT([.Q34]*[.Q34]/[.O34]/[.O34]+[.S34]*[.S34]/[.R34]/[.R34]+[.W34]*[.W34])" office:value-type="float" office:value="3.07473492320209" calcext:value-type="float">
            <text:p>3.0747349232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34]" office:value-type="string" office:string-value="In135" calcext:value-type="string">
            <text:p>In135</text:p>
          </table:table-cell>
          <table:table-cell table:formula="of:=[.T34]" office:value-type="float" office:value="60.759744318" calcext:value-type="float">
            <text:p>60.759744318</text:p>
          </table:table-cell>
          <table:table-cell table:formula="of:=MAX([.U34:.V34])" office:value-type="float" office:value="3.07473492320209" calcext:value-type="float">
            <text:p>3.0747349232</text:p>
          </table:table-cell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11081" calcext:value-type="float">
            <text:p>11081</text:p>
          </table:table-cell>
          <table:table-cell table:formula="of:=&quot;./offlinefitall.sh &quot;&amp;[.Y34]&amp;&quot; 0 &quot;&amp;[.AC34]&amp;&quot; &quot;&amp;[.AB34]&amp;&quot; &quot;&amp;[.Z34]/100&amp;&quot; &quot;&amp;[.AA34]/100&amp;&quot; &quot;&amp;[.AD34]" office:value-type="string" office:string-value="./offlinefitall.sh In135 0 10 0.08 0.60759744318 0.0307473492320209 11081" calcext:value-type="string">
            <text:p>./offlinefitall.sh In135 0 10 0.08 0.60759744318 0.0307473492320209 11081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4</text:p>
          </table:table-cell>
          <table:table-cell office:value-type="float" office:value="0.722467" calcext:value-type="float">
            <text:p>0.722467</text:p>
          </table:table-cell>
          <table:table-cell office:value-type="float" office:value="1.07126" calcext:value-type="float">
            <text:p>1.07126</text:p>
          </table:table-cell>
          <table:table-cell table:style-name="ce2" office:value-type="float" office:value="65.9341" calcext:value-type="float">
            <text:p>65.9341</text:p>
          </table:table-cell>
          <table:table-cell office:value-type="float" office:value="0.796508" calcext:value-type="float">
            <text:p>0.796508</text:p>
          </table:table-cell>
          <table:table-cell office:value-type="float" office:value="1.25957" calcext:value-type="float">
            <text:p>1.25957</text:p>
          </table:table-cell>
          <table:table-cell table:style-name="ce2" office:value-type="float" office:value="65.4542" calcext:value-type="float">
            <text:p>65.4542</text:p>
          </table:table-cell>
          <table:table-cell office:value-type="float" office:value="0.648426" calcext:value-type="float">
            <text:p>0.648426</text:p>
          </table:table-cell>
          <table:table-cell office:value-type="float" office:value="0.885188" calcext:value-type="float">
            <text:p>0.885188</text:p>
          </table:table-cell>
          <table:table-cell table:style-name="ce2" office:value-type="float" office:value="66.3807" calcext:value-type="float">
            <text:p>66.3807</text:p>
          </table:table-cell>
          <table:table-cell/>
          <table:table-cell table:style-name="ce6" table:formula="of:=[.C35]" office:value-type="string" office:string-value="Sn134" calcext:value-type="string">
            <text:p>Sn134</text:p>
          </table:table-cell>
          <table:table-cell table:style-name="ce6" table:formula="of:=[.F35]" office:value-type="float" office:value="65.9341" calcext:value-type="float">
            <text:p>65.9341</text:p>
          </table:table-cell>
          <table:table-cell table:style-name="ce6" table:formula="of:=[.L35]-[.O35]" office:value-type="float" office:value="0.446600000000004" calcext:value-type="float">
            <text:p>0.4466</text:p>
          </table:table-cell>
          <table:table-cell table:style-name="ce6" table:formula="of:=[.O35]-[.I35]" office:value-type="float" office:value="0.479900000000001" calcext:value-type="float">
            <text:p>0.4799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35]*[.R35]/100" office:value-type="float" office:value="63.498494346" calcext:value-type="float">
            <text:p>63.498494346</text:p>
          </table:table-cell>
          <table:table-cell table:style-name="ce6" table:formula="of:=[.T35]*SQRT([.P35]*[.P35]/[.O35]/[.O35]+[.S35]*[.S35]/[.R35]/[.R35]+[.W35]*[.W35])" office:value-type="float" office:value="3.19629271181667" calcext:value-type="float">
            <text:p>3.1962927118</text:p>
          </table:table-cell>
          <table:table-cell table:style-name="ce8" table:formula="of:=[.T35]*SQRT([.Q35]*[.Q35]/[.O35]/[.O35]+[.S35]*[.S35]/[.R35]/[.R35]+[.W35]*[.W35])" office:value-type="float" office:value="3.20076588814874" calcext:value-type="float">
            <text:p>3.200765888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35]" office:value-type="string" office:string-value="Sn134" calcext:value-type="string">
            <text:p>Sn134</text:p>
          </table:table-cell>
          <table:table-cell table:formula="of:=[.T35]" office:value-type="float" office:value="63.498494346" calcext:value-type="float">
            <text:p>63.498494346</text:p>
          </table:table-cell>
          <table:table-cell table:formula="of:=MAX([.U35:.V35])" office:value-type="float" office:value="3.20076588814874" calcext:value-type="float">
            <text:p>3.2007658881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057" calcext:value-type="float">
            <text:p>15057</text:p>
          </table:table-cell>
          <table:table-cell table:formula="of:=&quot;./offlinefitall.sh &quot;&amp;[.Y35]&amp;&quot; 0 &quot;&amp;[.AC35]&amp;&quot; &quot;&amp;[.AB35]&amp;&quot; &quot;&amp;[.Z35]/100&amp;&quot; &quot;&amp;[.AA35]/100&amp;&quot; &quot;&amp;[.AD35]" office:value-type="string" office:string-value="./offlinefitall.sh Sn134 0 10 0.15 0.63498494346 0.0320076588814874 15057" calcext:value-type="string">
            <text:p>./offlinefitall.sh Sn134 0 10 0.15 0.63498494346 0.0320076588814874 15057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5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1.71605" calcext:value-type="float">
            <text:p>1.71605</text:p>
          </table:table-cell>
          <table:table-cell table:style-name="ce2" office:value-type="float" office:value="64.2744" calcext:value-type="float">
            <text:p>64.2744</text:p>
          </table:table-cell>
          <table:table-cell office:value-type="float" office:value="1.09965" calcext:value-type="float">
            <text:p>1.09965</text:p>
          </table:table-cell>
          <table:table-cell office:value-type="float" office:value="2.24848" calcext:value-type="float">
            <text:p>2.24848</text:p>
          </table:table-cell>
          <table:table-cell table:style-name="ce2" office:value-type="float" office:value="62.8833" calcext:value-type="float">
            <text:p>62.8833</text:p>
          </table:table-cell>
          <table:table-cell office:value-type="float" office:value="0.811463" calcext:value-type="float">
            <text:p>0.811463</text:p>
          </table:table-cell>
          <table:table-cell office:value-type="float" office:value="1.29783" calcext:value-type="float">
            <text:p>1.29783</text:p>
          </table:table-cell>
          <table:table-cell table:style-name="ce2" office:value-type="float" office:value="65.3306" calcext:value-type="float">
            <text:p>65.3306</text:p>
          </table:table-cell>
          <table:table-cell/>
          <table:table-cell table:style-name="ce6" table:formula="of:=[.C36]" office:value-type="string" office:string-value="Sn135" calcext:value-type="string">
            <text:p>Sn135</text:p>
          </table:table-cell>
          <table:table-cell table:style-name="ce6" table:formula="of:=[.F36]" office:value-type="float" office:value="64.2744" calcext:value-type="float">
            <text:p>64.2744</text:p>
          </table:table-cell>
          <table:table-cell table:style-name="ce6" table:formula="of:=[.L36]-[.O36]" office:value-type="float" office:value="1.0562" calcext:value-type="float">
            <text:p>1.0562</text:p>
          </table:table-cell>
          <table:table-cell table:style-name="ce6" table:formula="of:=[.O36]-[.I36]" office:value-type="float" office:value="1.3911" calcext:value-type="float">
            <text:p>1.3911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36]*[.R36]/100" office:value-type="float" office:value="61.900103664" calcext:value-type="float">
            <text:p>61.900103664</text:p>
          </table:table-cell>
          <table:table-cell table:style-name="ce6" table:formula="of:=[.T36]*SQRT([.P36]*[.P36]/[.O36]/[.O36]+[.S36]*[.S36]/[.R36]/[.R36]+[.W36]*[.W36])" office:value-type="float" office:value="3.25073845151353" calcext:value-type="float">
            <text:p>3.2507384515</text:p>
          </table:table-cell>
          <table:table-cell table:style-name="ce8" table:formula="of:=[.T36]*SQRT([.Q36]*[.Q36]/[.O36]/[.O36]+[.S36]*[.S36]/[.R36]/[.R36]+[.W36]*[.W36])" office:value-type="float" office:value="3.3656303336282" calcext:value-type="float">
            <text:p>3.3656303336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36]" office:value-type="string" office:string-value="Sn135" calcext:value-type="string">
            <text:p>Sn135</text:p>
          </table:table-cell>
          <table:table-cell table:formula="of:=[.T36]" office:value-type="float" office:value="61.900103664" calcext:value-type="float">
            <text:p>61.900103664</text:p>
          </table:table-cell>
          <table:table-cell table:formula="of:=MAX([.U36:.V36])" office:value-type="float" office:value="3.3656303336282" calcext:value-type="float">
            <text:p>3.3656303336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8735" calcext:value-type="float">
            <text:p>8735</text:p>
          </table:table-cell>
          <table:table-cell table:formula="of:=&quot;./offlinefitall.sh &quot;&amp;[.Y36]&amp;&quot; 0 &quot;&amp;[.AC36]&amp;&quot; &quot;&amp;[.AB36]&amp;&quot; &quot;&amp;[.Z36]/100&amp;&quot; &quot;&amp;[.AA36]/100&amp;&quot; &quot;&amp;[.AD36]" office:value-type="string" office:string-value="./offlinefitall.sh Sn135 0 10 0.15 0.61900103664 0.033656303336282 8735" calcext:value-type="string">
            <text:p>./offlinefitall.sh Sn135 0 10 0.15 0.61900103664 0.033656303336282 8735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n136</text:p>
          </table:table-cell>
          <table:table-cell table:style-name="ce2" office:value-type="float" office:value="0.888277" calcext:value-type="float">
            <text:p>0.888277</text:p>
          </table:table-cell>
          <table:table-cell table:style-name="ce2" office:value-type="float" office:value="1.52602" calcext:value-type="float">
            <text:p>1.52602</text:p>
          </table:table-cell>
          <table:table-cell table:style-name="ce2" office:value-type="float" office:value="64.8146" calcext:value-type="float">
            <text:p>64.8146</text:p>
          </table:table-cell>
          <table:table-cell table:style-name="ce2" office:value-type="float" office:value="0.917265" calcext:value-type="float">
            <text:p>0.917265</text:p>
          </table:table-cell>
          <table:table-cell table:style-name="ce2" office:value-type="float" office:value="1.62085" calcext:value-type="float">
            <text:p>1.62085</text:p>
          </table:table-cell>
          <table:table-cell table:style-name="ce2" office:value-type="float" office:value="64.587" calcext:value-type="float">
            <text:p>64.587</text:p>
          </table:table-cell>
          <table:table-cell table:style-name="ce2" office:value-type="float" office:value="0.859288" calcext:value-type="float">
            <text:p>0.859288</text:p>
          </table:table-cell>
          <table:table-cell table:style-name="ce2" office:value-type="float" office:value="1.44033" calcext:value-type="float">
            <text:p>1.44033</text:p>
          </table:table-cell>
          <table:table-cell table:style-name="ce2" office:value-type="float" office:value="65.0513" calcext:value-type="float">
            <text:p>65.0513</text:p>
          </table:table-cell>
          <table:table-cell/>
          <table:table-cell table:style-name="ce5" table:formula="of:=[.C37]" office:value-type="string" office:string-value="Sn136" calcext:value-type="string">
            <text:p>Sn136</text:p>
          </table:table-cell>
          <table:table-cell table:style-name="ce6" table:formula="of:=[.F37]" office:value-type="float" office:value="64.8146" calcext:value-type="float">
            <text:p>64.8146</text:p>
          </table:table-cell>
          <table:table-cell table:style-name="ce6" table:formula="of:=[.L37]-[.O37]" office:value-type="float" office:value="0.236699999999999" calcext:value-type="float">
            <text:p>0.2367</text:p>
          </table:table-cell>
          <table:table-cell table:style-name="ce6" table:formula="of:=[.O37]-[.I37]" office:value-type="float" office:value="0.227599999999995" calcext:value-type="float">
            <text:p>0.2276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5" table:formula="of:=[.O37]*[.R37]/100" office:value-type="float" office:value="62.420348676" calcext:value-type="float">
            <text:p>62.420348676</text:p>
          </table:table-cell>
          <table:table-cell table:style-name="ce6" table:formula="of:=[.T37]*SQRT([.P37]*[.P37]/[.O37]/[.O37]+[.S37]*[.S37]/[.R37]/[.R37]+[.W37]*[.W37])" office:value-type="float" office:value="3.12178002148438" calcext:value-type="float">
            <text:p>3.1217800215</text:p>
          </table:table-cell>
          <table:table-cell table:style-name="ce8" table:formula="of:=[.T37]*SQRT([.Q37]*[.Q37]/[.O37]/[.O37]+[.S37]*[.S37]/[.R37]/[.R37]+[.W37]*[.W37])" office:value-type="float" office:value="3.12115231279808" calcext:value-type="float">
            <text:p>3.1211523128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 office:value-type="string" calcext:value-type="string">
            <text:p>62(6)</text:p>
          </table:table-cell>
          <table:table-cell table:formula="of:=[.N37]" office:value-type="string" office:string-value="Sn136" calcext:value-type="string">
            <text:p>Sn136</text:p>
          </table:table-cell>
          <table:table-cell table:formula="of:=[.T37]" office:value-type="float" office:value="62.420348676" calcext:value-type="float">
            <text:p>62.420348676</text:p>
          </table:table-cell>
          <table:table-cell table:formula="of:=MAX([.U37:.V37])" office:value-type="float" office:value="3.12178002148438" calcext:value-type="float">
            <text:p>3.1217800215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9704" calcext:value-type="float">
            <text:p>129704</text:p>
          </table:table-cell>
          <table:table-cell table:formula="of:=&quot;./offlinefitall.sh &quot;&amp;[.Y37]&amp;&quot; 0 &quot;&amp;[.AC37]&amp;&quot; &quot;&amp;[.AB37]&amp;&quot; &quot;&amp;[.Z37]/100&amp;&quot; &quot;&amp;[.AA37]/100&amp;&quot; &quot;&amp;[.AD37]" office:value-type="string" office:string-value="./offlinefitall.sh Sn136 0 10 0.15 0.62420348676 0.0312178002148438 129704" calcext:value-type="string">
            <text:p>./offlinefitall.sh Sn136 0 10 0.15 0.62420348676 0.0312178002148438 129704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7</text:p>
          </table:table-cell>
          <table:table-cell office:value-type="float" office:value="0.819403" calcext:value-type="float">
            <text:p>0.819403</text:p>
          </table:table-cell>
          <table:table-cell office:value-type="float" office:value="1.32199" calcext:value-type="float">
            <text:p>1.32199</text:p>
          </table:table-cell>
          <table:table-cell table:style-name="ce2" office:value-type="float" office:value="65.2906" calcext:value-type="float">
            <text:p>65.2906</text:p>
          </table:table-cell>
          <table:table-cell office:value-type="float" office:value="0.866574" calcext:value-type="float">
            <text:p>0.866574</text:p>
          </table:table-cell>
          <table:table-cell office:value-type="float" office:value="1.46029" calcext:value-type="float">
            <text:p>1.46029</text:p>
          </table:table-cell>
          <table:table-cell table:style-name="ce2" office:value-type="float" office:value="64.9908" calcext:value-type="float">
            <text:p>64.990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1.19738" calcext:value-type="float">
            <text:p>1.19738</text:p>
          </table:table-cell>
          <table:table-cell table:style-name="ce2" office:value-type="float" office:value="65.6523" calcext:value-type="float">
            <text:p>65.6523</text:p>
          </table:table-cell>
          <table:table-cell/>
          <table:table-cell table:style-name="ce6" table:formula="of:=[.C38]" office:value-type="string" office:string-value="Sn137" calcext:value-type="string">
            <text:p>Sn137</text:p>
          </table:table-cell>
          <table:table-cell table:style-name="ce6" table:formula="of:=[.F38]" office:value-type="float" office:value="65.2906" calcext:value-type="float">
            <text:p>65.2906</text:p>
          </table:table-cell>
          <table:table-cell table:style-name="ce6" table:formula="of:=[.L38]-[.O38]" office:value-type="float" office:value="0.361699999999999" calcext:value-type="float">
            <text:p>0.3617</text:p>
          </table:table-cell>
          <table:table-cell table:style-name="ce6" table:formula="of:=[.O38]-[.I38]" office:value-type="float" office:value="0.299800000000005" calcext:value-type="float">
            <text:p>0.2998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38]*[.R38]/100" office:value-type="float" office:value="62.878765236" calcext:value-type="float">
            <text:p>62.878765236</text:p>
          </table:table-cell>
          <table:table-cell table:style-name="ce6" table:formula="of:=[.T38]*SQRT([.P38]*[.P38]/[.O38]/[.O38]+[.S38]*[.S38]/[.R38]/[.R38]+[.W38]*[.W38])" office:value-type="float" office:value="3.15559636965123" calcext:value-type="float">
            <text:p>3.1555963697</text:p>
          </table:table-cell>
          <table:table-cell table:style-name="ce8" table:formula="of:=[.T38]*SQRT([.Q38]*[.Q38]/[.O38]/[.O38]+[.S38]*[.S38]/[.R38]/[.R38]+[.W38]*[.W38])" office:value-type="float" office:value="3.14957312613202" calcext:value-type="float">
            <text:p>3.1495731261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38]" office:value-type="string" office:string-value="Sn137" calcext:value-type="string">
            <text:p>Sn137</text:p>
          </table:table-cell>
          <table:table-cell table:formula="of:=[.T38]" office:value-type="float" office:value="62.878765236" calcext:value-type="float">
            <text:p>62.878765236</text:p>
          </table:table-cell>
          <table:table-cell table:formula="of:=MAX([.U38:.V38])" office:value-type="float" office:value="3.15559636965123" calcext:value-type="float">
            <text:p>3.1555963697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7051" calcext:value-type="float">
            <text:p>37051</text:p>
          </table:table-cell>
          <table:table-cell table:formula="of:=&quot;./offlinefitall.sh &quot;&amp;[.Y38]&amp;&quot; 0 &quot;&amp;[.AC38]&amp;&quot; &quot;&amp;[.AB38]&amp;&quot; &quot;&amp;[.Z38]/100&amp;&quot; &quot;&amp;[.AA38]/100&amp;&quot; &quot;&amp;[.AD38]" office:value-type="string" office:string-value="./offlinefitall.sh Sn137 0 10 0.15 0.62878765236 0.0315559636965123 37051" calcext:value-type="string">
            <text:p>./offlinefitall.sh Sn137 0 10 0.15 0.62878765236 0.0315559636965123 37051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138</text:p>
          </table:table-cell>
          <table:table-cell office:value-type="float" office:value="0.610169" calcext:value-type="float">
            <text:p>0.610169</text:p>
          </table:table-cell>
          <table:table-cell office:value-type="float" office:value="0.802008" calcext:value-type="float">
            <text:p>0.802008</text:p>
          </table:table-cell>
          <table:table-cell table:style-name="ce2" office:value-type="float" office:value="66.6914" calcext:value-type="float">
            <text:p>66.6914</text:p>
          </table:table-cell>
          <table:table-cell office:value-type="float" office:value="0.739213" calcext:value-type="float">
            <text:p>0.739213</text:p>
          </table:table-cell>
          <table:table-cell office:value-type="float" office:value="1.11045" calcext:value-type="float">
            <text:p>1.11045</text:p>
          </table:table-cell>
          <table:table-cell table:style-name="ce2" office:value-type="float" office:value="65.8432" calcext:value-type="float">
            <text:p>65.8432</text:p>
          </table:table-cell>
          <table:table-cell office:value-type="float" office:value="0.481126" calcext:value-type="float">
            <text:p>0.481126</text:p>
          </table:table-cell>
          <table:table-cell office:value-type="float" office:value="0.505339" calcext:value-type="float">
            <text:p>0.505339</text:p>
          </table:table-cell>
          <table:table-cell table:style-name="ce2" office:value-type="float" office:value="67.198" calcext:value-type="float">
            <text:p>67.198</text:p>
          </table:table-cell>
          <table:table-cell/>
          <table:table-cell table:style-name="ce6" table:formula="of:=[.C39]" office:value-type="string" office:string-value="Sn138" calcext:value-type="string">
            <text:p>Sn138</text:p>
          </table:table-cell>
          <table:table-cell table:style-name="ce6" table:formula="of:=[.F39]" office:value-type="float" office:value="66.6914" calcext:value-type="float">
            <text:p>66.6914</text:p>
          </table:table-cell>
          <table:table-cell table:style-name="ce6" table:formula="of:=[.L39]-[.O39]" office:value-type="float" office:value="0.506599999999992" calcext:value-type="float">
            <text:p>0.5066</text:p>
          </table:table-cell>
          <table:table-cell table:style-name="ce6" table:formula="of:=[.O39]-[.I39]" office:value-type="float" office:value="0.848200000000006" calcext:value-type="float">
            <text:p>0.8482</text:p>
          </table:table-cell>
          <table:table-cell table:style-name="ce6" table:formula="of:=100-3.694" office:value-type="float" office:value="96.306" calcext:value-type="float">
            <text:p>96.306</text:p>
          </table:table-cell>
          <table:table-cell table:style-name="ce6" office:value-type="float" office:value="0.3735" calcext:value-type="float">
            <text:p>0.3735</text:p>
          </table:table-cell>
          <table:table-cell table:style-name="ce6" table:formula="of:=[.O39]*[.R39]/100" office:value-type="float" office:value="64.227819684" calcext:value-type="float">
            <text:p>64.227819684</text:p>
          </table:table-cell>
          <table:table-cell table:style-name="ce6" table:formula="of:=[.T39]*SQRT([.P39]*[.P39]/[.O39]/[.O39]+[.S39]*[.S39]/[.R39]/[.R39]+[.W39]*[.W39])" office:value-type="float" office:value="3.24053827861206" calcext:value-type="float">
            <text:p>3.2405382786</text:p>
          </table:table-cell>
          <table:table-cell table:style-name="ce8" table:formula="of:=[.T39]*SQRT([.Q39]*[.Q39]/[.O39]/[.O39]+[.S39]*[.S39]/[.R39]/[.R39]+[.W39]*[.W39])" office:value-type="float" office:value="3.30610464056857" calcext:value-type="float">
            <text:p>3.3061046406</text:p>
          </table:table-cell>
          <table:table-cell table:style-name="ce10" table:formula="of:=4.97277/100" office:value-type="float" office:value="0.0497277" calcext:value-type="float">
            <text:p>0.0497277</text:p>
          </table:table-cell>
          <table:table-cell/>
          <table:table-cell table:formula="of:=[.N39]" office:value-type="string" office:string-value="Sn138" calcext:value-type="string">
            <text:p>Sn138</text:p>
          </table:table-cell>
          <table:table-cell table:formula="of:=[.T39]" office:value-type="float" office:value="64.227819684" calcext:value-type="float">
            <text:p>64.227819684</text:p>
          </table:table-cell>
          <table:table-cell table:formula="of:=MAX([.U39:.V39])" office:value-type="float" office:value="3.30610464056857" calcext:value-type="float">
            <text:p>3.3061046406</text:p>
          </table:table-cell>
          <table:table-cell office:value-type="float" office:value="0.15" calcext:value-type="float">
            <text:p>0.1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770" calcext:value-type="float">
            <text:p>2770</text:p>
          </table:table-cell>
          <table:table-cell table:formula="of:=&quot;./offlinefitall.sh &quot;&amp;[.Y39]&amp;&quot; 0 &quot;&amp;[.AC39]&amp;&quot; &quot;&amp;[.AB39]&amp;&quot; &quot;&amp;[.Z39]/100&amp;&quot; &quot;&amp;[.AA39]/100&amp;&quot; &quot;&amp;[.AD39]" office:value-type="string" office:string-value="./offlinefitall.sh Sn138 0 12 0.15 0.64227819684 0.0330610464056857 2770" calcext:value-type="string">
            <text:p>./offlinefitall.sh Sn138 0 12 0.15 0.64227819684 0.0330610464056857 2770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 table:number-rows-repeated="5">
          <table:table-cell table:number-columns-repeated="37"/>
        </table:table-row>
        <table:table-row table:style-name="ro1">
          <table:table-cell table:number-columns-repeated="23"/>
          <table:table-cell table:formula="of:=30/3000" office:value-type="float" office:value="0.01" calcext:value-type="float">
            <text:p>0.0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 style:data-style-name="N2" text:time-value="15:24:23.569476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0:49:21.176554093</meta:creation-date>
    <meta:generator>LibreOffice/5.0.6.2$Linux_X86_64 LibreOffice_project/00$Build-2</meta:generator>
    <dc:date>2019-05-10T16:22:25.060629155</dc:date>
    <meta:editing-duration>P2DT22H38M23S</meta:editing-duration>
    <meta:editing-cycles>74</meta:editing-cycles>
    <meta:document-statistic meta:table-count="1" meta:cell-count="666" meta:object-count="0"/>
  </office:meta>
</office:document-meta>
</file>